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5.54pt"/>
    </style:style>
    <style:style style:name="co2" style:family="table-column">
      <style:table-column-properties fo:break-before="auto" style:column-width="100.74pt"/>
    </style:style>
    <style:style style:name="co3" style:family="table-column">
      <style:table-column-properties fo:break-before="auto" style:column-width="68.29pt"/>
    </style:style>
    <style:style style:name="co4" style:family="table-column">
      <style:table-column-properties fo:break-before="auto" style:column-width="110.35pt"/>
    </style:style>
    <style:style style:name="co5" style:family="table-column">
      <style:table-column-properties fo:break-before="auto" style:column-width="88.89pt"/>
    </style:style>
    <style:style style:name="co6" style:family="table-column">
      <style:table-column-properties fo:break-before="auto" style:column-width="46.86pt"/>
    </style:style>
    <style:style style:name="co7" style:family="table-column">
      <style:table-column-properties fo:break-before="auto" style:column-width="118.29pt"/>
    </style:style>
    <style:style style:name="co8" style:family="table-column">
      <style:table-column-properties fo:break-before="auto" style:column-width="36.51pt"/>
    </style:style>
    <style:style style:name="co9" style:family="table-column">
      <style:table-column-properties fo:break-before="auto" style:column-width="53.21pt"/>
    </style:style>
    <style:style style:name="co10" style:family="table-column">
      <style:table-column-properties fo:break-before="auto" style:column-width="77.81pt"/>
    </style:style>
    <style:style style:name="co11" style:family="table-column">
      <style:table-column-properties fo:break-before="auto" style:column-width="67.44pt"/>
    </style:style>
    <style:style style:name="co12" style:family="table-column">
      <style:table-column-properties fo:break-before="auto" style:column-width="71.46pt"/>
    </style:style>
    <style:style style:name="co13" style:family="table-column">
      <style:table-column-properties fo:break-before="auto" style:column-width="105.56pt"/>
    </style:style>
    <style:style style:name="co14" style:family="table-column">
      <style:table-column-properties fo:break-before="auto" style:column-width="59.5pt"/>
    </style:style>
    <style:style style:name="co15" style:family="table-column">
      <style:table-column-properties fo:break-before="auto" style:column-width="34.95pt"/>
    </style:style>
    <style:style style:name="co16" style:family="table-column">
      <style:table-column-properties fo:break-before="auto" style:column-width="61.09pt"/>
    </style:style>
    <style:style style:name="co17" style:family="table-column">
      <style:table-column-properties fo:break-before="auto" style:column-width="55.56pt"/>
    </style:style>
    <style:style style:name="co18" style:family="table-column">
      <style:table-column-properties fo:break-before="auto" style:column-width="135.69pt"/>
    </style:style>
    <style:style style:name="co19" style:family="table-column">
      <style:table-column-properties fo:break-before="auto" style:column-width="83.34pt"/>
    </style:style>
    <style:style style:name="co20" style:family="table-column">
      <style:table-column-properties fo:break-before="auto" style:column-width="58.76pt"/>
    </style:style>
    <style:style style:name="co21" style:family="table-column">
      <style:table-column-properties fo:break-before="auto" style:column-width="80.16pt"/>
    </style:style>
    <style:style style:name="co22" style:family="table-column">
      <style:table-column-properties fo:break-before="auto" style:column-width="299.99pt"/>
    </style:style>
    <style:style style:name="co23" style:family="table-column">
      <style:table-column-properties fo:break-before="auto" style:column-width="171.44pt"/>
    </style:style>
    <style:style style:name="co24" style:family="table-column">
      <style:table-column-properties fo:break-before="auto" style:column-width="214.3pt"/>
    </style:style>
    <style:style style:name="co25" style:family="table-column">
      <style:table-column-properties fo:break-before="auto" style:column-width="227.79pt"/>
    </style:style>
    <style:style style:name="co26" style:family="table-column">
      <style:table-column-properties fo:break-before="auto" style:column-width="159.51pt"/>
    </style:style>
    <style:style style:name="co27" style:family="table-column">
      <style:table-column-properties fo:break-before="auto" style:column-width="388.15pt"/>
    </style:style>
    <style:style style:name="co28" style:family="table-column">
      <style:table-column-properties fo:break-before="auto" style:column-width="43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aggregated">
      <style:table-properties table:display="true" style:writing-mode="lr-tb"/>
    </style:style>
    <style:style style:name="ta2" style:family="table" style:master-page-name="PageStyle_5f_aggregated">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sour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33"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35"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36"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38"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F2"/>
    </style:style>
    <style:style style:name="ce40"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Default"/>
        <table:table-column table:style-name="co11"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1003" table:default-cell-style-name="Default"/>
        <table:table-row table:style-name="ro1">
          <table:table-cell table:style-name="ce1" office:value-type="string" calcext:value-type="string" table:number-columns-spanned="1" table:number-rows-spanned="2">
            <text:p>Nombre </text:p>
          </table:table-cell>
          <table:table-cell table:style-name="ce6" office:value-type="string" calcext:value-type="string" table:number-columns-spanned="9" table:number-rows-spanned="1">
            <text:p>Pattern and Knowledge discovery</text:p>
          </table:table-cell>
          <table:covered-table-cell table:number-columns-repeated="8"/>
          <table:table-cell table:style-name="ce16" office:value-type="string" calcext:value-type="string" table:number-columns-spanned="3" table:number-rows-spanned="1">
            <text:p>Information Fusion</text:p>
          </table:table-cell>
          <table:covered-table-cell table:number-columns-repeated="2"/>
          <table:table-cell table:style-name="ce20" office:value-type="string" calcext:value-type="string" table:number-columns-spanned="6" table:number-rows-spanned="1">
            <text:p>Scalability</text:p>
          </table:table-cell>
          <table:covered-table-cell table:number-columns-repeated="5"/>
          <table:table-cell table:style-name="ce24" office:value-type="string" calcext:value-type="string" table:number-columns-spanned="2" table:number-rows-spanned="1">
            <text:p>Visualization</text:p>
          </table:table-cell>
          <table:covered-table-cell/>
          <table:table-cell table:number-columns-repeated="1003"/>
        </table:table-row>
        <table:table-row table:style-name="ro1">
          <table:covered-table-cell/>
          <table:table-cell table:style-name="ce7" office:value-type="string" calcext:value-type="string">
            <text:p>measures topology</text:p>
          </table:table-cell>
          <table:table-cell table:style-name="ce7" office:value-type="string" calcext:value-type="string">
            <text:p>link analysis</text:p>
          </table:table-cell>
          <table:table-cell table:style-name="ce7" office:value-type="string" calcext:value-type="string">
            <text:p>community detection</text:p>
          </table:table-cell>
          <table:table-cell table:style-name="ce7" office:value-type="string" calcext:value-type="string">
            <text:p>oppinion mining</text:p>
          </table:table-cell>
          <table:table-cell table:style-name="ce12" office:value-type="string" calcext:value-type="string">
            <text:p>dis/trust</text:p>
          </table:table-cell>
          <table:table-cell table:style-name="ce12" office:value-type="string" calcext:value-type="string">
            <text:p>recommender systems</text:p>
          </table:table-cell>
          <table:table-cell table:style-name="ce7" office:value-type="string" calcext:value-type="string">
            <text:p>virality</text:p>
          </table:table-cell>
          <table:table-cell table:style-name="ce7" office:value-type="string" calcext:value-type="string">
            <text:p>homophily</text:p>
          </table:table-cell>
          <table:table-cell table:style-name="ce7" office:value-type="string" calcext:value-type="string">
            <text:p>link prediction</text:p>
          </table:table-cell>
          <table:table-cell table:style-name="ce17" office:value-type="string" calcext:value-type="string">
            <text:p>miltichannel</text:p>
          </table:table-cell>
          <table:table-cell table:style-name="ce17" office:value-type="string" calcext:value-type="string">
            <text:p>miltimodality</text:p>
          </table:table-cell>
          <table:table-cell table:style-name="ce17" office:value-type="string" calcext:value-type="string">
            <text:p>multi-representation</text:p>
          </table:table-cell>
          <table:table-cell table:style-name="ce21" office:value-type="string" calcext:value-type="string">
            <text:p>space-time</text:p>
          </table:table-cell>
          <table:table-cell table:style-name="ce21" office:value-type="string" calcext:value-type="string">
            <text:p>space</text:p>
          </table:table-cell>
          <table:table-cell table:style-name="ce21" office:value-type="string" calcext:value-type="string">
            <text:p>parallelism</text:p>
          </table:table-cell>
          <table:table-cell table:style-name="ce21" office:value-type="string" calcext:value-type="string">
            <text:p>concurrence</text:p>
          </table:table-cell>
          <table:table-cell table:style-name="ce21" office:value-type="string" calcext:value-type="string">
            <text:p>functional</text:p>
          </table:table-cell>
          <table:table-cell table:style-name="ce21" office:value-type="string" calcext:value-type="string">
            <text:p>heterogeneous-integration</text:p>
          </table:table-cell>
          <table:table-cell table:style-name="ce25" office:value-type="string" calcext:value-type="string">
            <text:p>visual variables</text:p>
          </table:table-cell>
          <table:table-cell table:style-name="ce25" office:value-type="string" calcext:value-type="string">
            <text:p>interaction</text:p>
          </table:table-cell>
          <table:table-cell table:number-columns-repeated="1003"/>
        </table:table-row>
        <table:table-row table:style-name="ro1">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8" table:formula="of:=0.5+0.5" office:value-type="float" office:value="1" calcext:value-type="float">
            <office:annotation draw:style-name="gr1" draw:text-style-name="P2" svg:width="267.56pt" svg:height="50.49pt" svg:x="367.54pt" svg:y="50.88pt" draw:caption-point-x="-11.54pt" draw:caption-point-y="-19.11pt">
              <dc:date>2020-01-13T00:00:00</dc:date>
              <text:p text:style-name="P1">a lot of general topology measures in https://sites.google.com/site/ucinetsoftware/versions/version652714sept2014</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106.47pt" svg:x="435.83pt" svg:y="22.88pt" draw:caption-point-x="-11.54pt" draw:caption-point-y="8.9pt">
              <dc:date>2020-01-13T00:00:00</dc:date>
              <text:p text:style-name="P1">path analisys cli user manual https://sites.google.com/site/ucinetsoftware/document || cohesion metrics in cli cli manual || influential nodes available Katz centrality https://sites.google.com/site/ucinetsoftware/document/Ucinet%206%20Users%20Guide.pdf</text:p>
              <text:p text:style-name="P1"><text:tab/>-Angel Panizo</text:p>
            </office:annotation>
            <text:p>0.75</text:p>
          </table:table-cell>
          <table:table-cell table:style-name="ce8" table:formula="of:=1/3" office:value-type="float" office:value="0.333333333333333" calcext:value-type="float">
            <office:annotation draw:style-name="gr1" draw:text-style-name="P2" svg:width="125.4pt" svg:height="72.88pt" svg:x="546.18pt" svg:y="39.69pt" draw:caption-point-x="-11.54pt" draw:caption-point-y="-7.91pt">
              <dc:date>2020-01-13T00:00:00</dc:date>
              <text:p text:style-name="P1">several clustering method on cli user manual, non of them for evorlaping https://sites.google.com/site/ucinetsoftware/document ||</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54.74pt" draw:caption-point-x="-11.54pt" draw:caption-point-y="-22.96pt">
              <dc:date>2020-01-13T00:00:00</dc:date>
              <text:p text:style-name="P1">method avialable on user manual https://docs.google.com/document/d/1GYSMcwhVbdQtmDOPhP74plKhZ77VscAsrINIR8f03yc/edit</text:p>
              <text:p text:style-name="P1"><text:tab/>-Angel Panizo</text:p>
            </office:annotation>
            <text:p>1.00</text:p>
          </table:table-cell>
          <table:table-cell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54.74pt" draw:caption-point-x="-11.54pt" draw:caption-point-y="-22.96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54.74pt" draw:caption-point-x="-11.54pt" draw:caption-point-y="-22.96pt">
              <dc:date>2020-01-13T00:00:00</dc:date>
              <text:p text:style-name="P1">you need to import your own datasets</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54.74pt" draw:caption-point-x="-11.54pt" draw:caption-point-y="-22.96pt">
              <dc:date>2020-01-13T00:00:00</dc:date>
              <text:p text:style-name="P1">weighted graphs avialble in quick start guide</text:p>
              <text:p text:style-name="P1"><text:tab/>-Angel Panizo</text:p>
            </office:annotation>
            <text:p>0.67</text:p>
          </table:table-cell>
          <table:table-cell table:style-name="ce22" table:formula="of:=0.66" office:value-type="float" office:value="0.66" calcext:value-type="float">
            <office:annotation draw:style-name="gr1" draw:text-style-name="P2" svg:width="116.65pt" svg:height="50.49pt" svg:x="1106.53pt" svg:y="50.88pt" draw:caption-point-x="-11.54pt" draw:caption-point-y="-19.11pt">
              <dc:date>2020-01-13T00:00:00</dc:date>
              <text:p text:style-name="P1">exactly 100.000 nodes https://sites.google.com/site/ucinetsoftware/home</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54.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357.96pt" svg:height="42.75pt" svg:x="1223.18pt" svg:y="54.74pt" draw:caption-point-x="-11.54pt" draw:caption-point-y="-22.96pt">
              <dc:date>2020-01-13T00:00:00</dc:date>
              <text:p text:style-name="P1">noting can be change no plugins or code</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54.74pt" draw:caption-point-x="-11.54pt" draw:caption-point-y="-22.96pt">
              <dc:date>2020-01-13T00:00:00</dc:date>
              <text:p text:style-name="P1">acepts several data types</text:p>
              <text:p text:style-name="P1"><text:tab/>-Angel Panizo</text:p>
            </office:annotation>
            <text:p>0.33</text:p>
          </table:table-cell>
          <table:table-cell table:style-name="ce26" table:formula="of:=1/7+1/7+1/7+1/7+1/7" office:value-type="float" office:value="0.714285714285714" calcext:value-type="float">
            <office:annotation draw:style-name="gr1" draw:text-style-name="P2" svg:width="299.2pt" svg:height="42.75pt" svg:x="1442.24pt" svg:y="54.74pt" draw:caption-point-x="-11.54pt" draw:caption-point-y="-22.96pt">
              <dc:date>2020-01-13T00:00:00</dc:date>
              <text:p text:style-name="P1">size + shape + orientation + color + saturation</text:p>
              <text:p text:style-name="P1"><text:tab/>-Angel Panizo</text:p>
            </office:annotation>
            <text:p>0.71</text:p>
          </table:table-cell>
          <table:table-cell table:style-name="ce26" table:formula="of:=1/5+1/5" office:value-type="float" office:value="0.4" calcext:value-type="float">
            <office:annotation draw:style-name="gr1" draw:text-style-name="P2" svg:width="320.6pt" svg:height="42.75pt" svg:x="1501pt" svg:y="54.74pt" draw:caption-point-x="-11.54pt" draw:caption-point-y="-22.96pt">
              <dc:date>2020-01-13T00:00:00</dc:date>
              <text:p text:style-name="P1">zoom + filter</text:p>
              <text:p text:style-name="P1"><text:tab/>-Angel Panizo</text:p>
            </office:annotation>
            <text:p>0.40</text:p>
          </table:table-cell>
          <table:table-cell table:number-columns-repeated="1003"/>
        </table:table-row>
        <table:table-row table:style-name="ro1">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8" office:value-type="float" office:value="1" calcext:value-type="float">
            <office:annotation draw:style-name="gr1" draw:text-style-name="P2" svg:width="267.56pt" svg:height="42.75pt" svg:x="367.54pt" svg:y="70.5pt" draw:caption-point-x="-11.54pt" draw:caption-point-y="-22.99pt">
              <dc:date>2020-01-13T00:00:00</dc:date>
              <text:p text:style-name="P1">common metrics on pakage manual http://www.netminer.com/aboutus/publications.do#manual</text:p>
              <text:p text:style-name="P1"><text:tab/>-Angel Panizo</text:p>
            </office:annotation>
            <text:p>1.00</text:p>
          </table:table-cell>
          <table:table-cell table:style-name="ce9" table:formula="of:=1/4+1/4+1/4" office:value-type="float" office:value="0.75" calcext:value-type="float">
            <office:annotation draw:style-name="gr1" draw:text-style-name="P2" svg:width="199.28pt" svg:height="61.68pt" svg:x="435.83pt" svg:y="61.03pt" draw:caption-point-x="-11.54pt" draw:caption-point-y="-13.52pt">
              <dc:date>2020-01-13T00:00:00</dc:date>
              <text:p text:style-name="P1">shortes path , tree construction and pagerank available on package document http://www.netminer.com/aboutus/publications.do#manual</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70.5pt" draw:caption-point-x="-11.54pt" draw:caption-point-y="-22.99pt">
              <dc:date>2020-01-13T00:00:00</dc:date>
              <text:p text:style-name="P1">allows community detection</text:p>
              <text:p text:style-name="P1"><text:tab/>-Angel Panizo</text:p>
            </office:annotation>
            <text:p>0.33</text:p>
          </table:table-cell>
          <table:table-cell table:style-name="ce9" table:formula="of:=0.5" office:value-type="float" office:value="0.5" calcext:value-type="float">
            <office:annotation draw:style-name="gr1" draw:text-style-name="P2" svg:width="89.69pt" svg:height="106.47pt" svg:x="635.1pt" svg:y="38.64pt" draw:caption-point-x="-11.54pt" draw:caption-point-y="8.87pt">
              <dc:date>2020-01-13T00:00:00</dc:date>
              <text:p text:style-name="P1">allows topic modeling http://www.netminer.com/aboutus/publications.do#whitePaper white paper senantic analysis</text:p>
              <text:p text:style-name="P1"><text:tab/>-Angel Panizo</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70.5pt" draw:caption-point-x="-11.54pt" draw:caption-point-y="-22.99pt">
              <dc:date>2020-01-13T00:00:00</dc:date>
              <text:p text:style-name="P1">diffusion module is available https://en.wikipedia.org/wiki/NetMiner</text:p>
              <text:p text:style-name="P1"><text:tab/>-Angel Panizo</text:p>
            </office:annotation>
            <text:p>1.00</text:p>
          </table:table-cell>
          <table:table-cell table:style-name="ce8" office:value-type="float" office:value="1" calcext:value-type="float">
            <office:annotation draw:style-name="gr1" draw:text-style-name="P2" svg:width="322.24pt" svg:height="42.75pt" svg:x="724.79pt" svg:y="70.5pt" draw:caption-point-x="-11.54pt" draw:caption-point-y="-22.99pt">
              <dc:date>2020-01-13T00:00:00</dc:date>
              <text:p text:style-name="P1">homophile analysis is available on packages http://www.netminer.com/aboutus/publications.do#manual</text:p>
              <text:p text:style-name="P1"><text:tab/>-Angel Panizo</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70.5pt" draw:caption-point-x="-11.54pt" draw:caption-point-y="-22.99pt">
              <dc:date>2020-01-13T00:00:00</dc:date>
              <text:p text:style-name="P1">topology and text</text:p>
              <text:p text:style-name="P1"><text:tab/>-Angel Panizo</text:p>
            </office:annotation>
            <text:p>0.67</text:p>
          </table:table-cell>
          <table:table-cell table:style-name="ce18" table:formula="of:=1" office:value-type="float" office:value="1" calcext:value-type="float">
            <office:annotation draw:style-name="gr1" draw:text-style-name="P2" svg:width="226.15pt" svg:height="61.68pt" svg:x="941.5pt" svg:y="61.03pt" draw:caption-point-x="-11.54pt" draw:caption-point-y="-13.52pt">
              <dc:date>2020-01-13T00:00:00</dc:date>
              <text:p text:style-name="P1">SNS Data Collector allows collecting data from Facebook, Twitter, Youtube and Instagram http://www.netminer.com/download_buy/download/download-readList.do</text:p>
              <text:p text:style-name="P1"><text:tab/>-Angel Panizo</text:p>
            </office:annotation>
            <text:p>1.00</text:p>
          </table:table-cell>
          <table:table-cell table:style-name="ce18" table:formula="of:=1" office:value-type="float" office:value="1" calcext:value-type="float">
            <office:annotation draw:style-name="gr1" draw:text-style-name="P2" svg:width="120.61pt" svg:height="61.68pt" svg:x="1047.03pt" svg:y="61.03pt" draw:caption-point-x="-11.54pt" draw:caption-point-y="-13.52pt">
              <dc:date>2020-01-13T00:00:00</dc:date>
              <text:p text:style-name="P1">allows multi layer networks https://en.wikipedia.org/wiki/NetMiner</text:p>
              <text:p text:style-name="P1"><text:tab/>-Angel Panizo</text:p>
            </office:annotation>
            <text:p>1.00</text:p>
          </table:table-cell>
          <table:table-cell table:style-name="ce23" office:value-type="float" office:value="1" calcext:value-type="float">
            <office:annotation draw:style-name="gr1" draw:text-style-name="P2" svg:width="116.65pt" svg:height="95.27pt" svg:x="1106.53pt" svg:y="44.25pt" draw:caption-point-x="-11.54pt" draw:caption-point-y="3.26pt">
              <dc:date>2020-01-13T00:00:00</dc:date>
              <text:p text:style-name="P1">there is a lincense for huge network data with a maximum of 1000000 nodes http://www.netminer.com/product/scalability_performance.do</text:p>
              <text:p text:style-name="P1"><text:tab/>-Angel Panizo</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70.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2/3" office:value-type="float" office:value="0.666666666666667" calcext:value-type="float">
            <office:annotation draw:style-name="gr1" draw:text-style-name="P2" svg:width="357.96pt" svg:height="42.75pt" svg:x="1223.18pt" svg:y="70.5pt" draw:caption-point-x="-11.54pt" draw:caption-point-y="-22.99pt">
              <dc:date>2020-01-13T00:00:00</dc:date>
              <text:p text:style-name="P1">has a plugin system http://www.netminer.com/download_buy/appstore/appstore-readList.do</text:p>
              <text:p text:style-name="P1"><text:tab/>-Angel Panizo</text:p>
            </office:annotation>
            <text:p>0.67</text:p>
          </table:table-cell>
          <table:table-cell table:style-name="ce23" table:formula="of:=2/3" office:value-type="float" office:value="0.666666666666667" calcext:value-type="float">
            <office:annotation draw:style-name="gr2" draw:text-style-name="P2" svg:width="302.4pt" svg:height="58.51pt" svg:x="1358.9pt" svg:y="70.5pt" draw:caption-point-x="-11.54pt" draw:caption-point-y="-22.99pt">
              <dc:date>2020-01-13T00:00:00</dc:date>
              <text:p text:style-name="P1">can connet to external databases</text:p>
              <text:p text:style-name="P1">https://en.wikipedia.org/wiki/NetMiner</text:p>
              <text:p text:style-name="P1"><text:tab/>-Angel Panizo</text:p>
            </office:annotation>
            <text:p>0.67</text:p>
          </table:table-cell>
          <table:table-cell table:style-name="ce26" table:formula="of:=1/7+1/7+1/7+1/7" office:value-type="float" office:value="0.571428571428571" calcext:value-type="float">
            <office:annotation draw:style-name="gr1" draw:text-style-name="P2" svg:width="299.2pt" svg:height="42.75pt" svg:x="1442.24pt" svg:y="70.5pt" draw:caption-point-x="-11.54pt" draw:caption-point-y="-22.99pt">
              <dc:date>2020-01-13T00:00:00</dc:date>
              <text:p text:style-name="P1">size + shape + color + orientation</text:p>
              <text:p text:style-name="P1"><text:tab/>-Angel Panizo</text:p>
            </office:annotation>
            <text:p>0.57</text:p>
          </table:table-cell>
          <table:table-cell table:style-name="ce26" table:formula="of:=1/5+1/5+1/5+1/5" office:value-type="float" office:value="0.8" calcext:value-type="float">
            <office:annotation draw:style-name="gr1" draw:text-style-name="P2" svg:width="320.6pt" svg:height="42.75pt" svg:x="1501pt" svg:y="70.5pt" draw:caption-point-x="-11.54pt" draw:caption-point-y="-22.99pt">
              <dc:date>2020-01-13T00:00:00</dc:date>
              <text:p text:style-name="P1">multiview + zoom + filter + highlight</text:p>
              <text:p text:style-name="P1"><text:tab/>-Angel Panizo</text:p>
            </office:annotation>
            <text:p>0.80</text:p>
          </table:table-cell>
          <table:table-cell table:number-columns-repeated="1003"/>
        </table:table-row>
        <table:table-row table:style-name="ro1">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8" office:value-type="float" office:value="1" calcext:value-type="float">
            <office:annotation draw:style-name="gr1" draw:text-style-name="P2" svg:width="267.56pt" svg:height="61.68pt" svg:x="367.54pt" svg:y="76.79pt" draw:caption-point-x="-11.54pt" draw:caption-point-y="-13.52pt">
              <dc:date>2020-01-13T00:00:00</dc:date>
              <text:p text:style-name="P1">diameter || degree distribution || clustering coeficient || connected components <text:s/>all in manual https://www.researchgate.net/publication/228906060_Network_Workbench_Tool</text:p>
              <text:p text:style-name="P1"><text:tab/>-Angel Panizo</text:p>
            </office:annotation>
            <text:p>1.00</text:p>
          </table:table-cell>
          <table:table-cell table:style-name="ce8" office:value-type="float" office:value="0.5" calcext:value-type="float">
            <office:annotation draw:style-name="gr1" draw:text-style-name="P2" svg:width="199.28pt" svg:height="42.75pt" svg:x="435.83pt" svg:y="86.26pt" draw:caption-point-x="-11.54pt" draw:caption-point-y="-22.99pt">
              <dc:date>2020-01-13T00:00:00</dc:date>
              <text:p text:style-name="P1">shortest path || page rank and hits ||</text:p>
              <text:p text:style-name="P1"><text:tab/>-Angel Panizo</text:p>
            </office:annotation>
            <text:p>0.50</text:p>
          </table:table-cell>
          <table:table-cell table:style-name="ce8" office:value-type="float" office:value="0.33" calcext:value-type="float">
            <office:annotation draw:style-name="gr1" draw:text-style-name="P2" svg:width="125.4pt" svg:height="84.08pt" svg:x="546.18pt" svg:y="65.59pt" draw:caption-point-x="-11.54pt" draw:caption-point-y="-2.32pt">
              <dc:date>2020-01-13T00:00:00</dc:date>
              <text:p text:style-name="P1">allows community detection non overlaping https://www.researchgate.net/publication/228906060_Network_Workbench_Tool</text:p>
              <text:p text:style-name="P1"><text:tab/>-Angel Panizo</text:p>
            </office:annotation>
            <text:p>0.33</text:p>
          </table:table-cell>
          <table:table-cell table:style-name="ce8" office:value-type="float" office:value="0.5" calcext:value-type="float">
            <office:annotation draw:style-name="gr3" draw:text-style-name="P2" svg:width="89.69pt" svg:height="140.06pt" svg:x="635.1pt" svg:y="45.47pt" draw:caption-point-x="-11.54pt" draw:caption-point-y="17.8pt">
              <dc:date>2020-01-13T00:00:00</dc:date>
              <text:p text:style-name="P1">allows word co-ocurrence networks this can be accounted as topic detection </text:p>
              <text:p text:style-name="P1">https://www.researchgate.net/publication/228906060_Network_Workbench_Tool</text:p>
              <text:p text:style-name="P1"><text:tab/>-Angel Panizo</text:p>
            </office:annotation>
            <text:p>0.5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61.68pt" svg:x="870.04pt" svg:y="76.79pt" draw:caption-point-x="-11.54pt" draw:caption-point-y="-13.52pt">
              <dc:date>2020-01-13T00:00:00</dc:date>
              <text:p text:style-name="P1">edge and text for the co-word networks || burst of keyowrd use detection (time) https://www.researchgate.net/publication/228906060_Network_Workbench_Tool</text:p>
              <text:p text:style-name="P1"><text:tab/>-Angel Panizo</text:p>
            </office:annotation>
            <text:p>1.00</text:p>
          </table:table-cell>
          <table:table-cell table:style-name="ce18" table:formula="of:=1/3" office:value-type="float" office:value="0.333333333333333" calcext:value-type="float">
            <office:annotation draw:style-name="gr1" draw:text-style-name="P2" svg:width="226.15pt" svg:height="42.75pt" svg:x="941.5pt" svg:y="86.26pt" draw:caption-point-x="-11.54pt" draw:caption-point-y="-22.99pt">
              <dc:date>2020-01-13T00:00:00</dc:date>
              <text:p text:style-name="P1">can load data from scopus automaticallu</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71.21pt" draw:caption-point-x="-11.54pt" draw:caption-point-y="-7.94pt">
              <dc:date>2020-01-13T00:00:00</dc:date>
              <text:p text:style-name="P1">weigted graphs manual https://www.researchgate.net/publication/228906060_Network_Workbench_Tool</text:p>
              <text:p text:style-name="P1"><text:tab/>-Angel Panizo</text:p>
            </office:annotation>
            <text:p>0.67</text:p>
          </table:table-cell>
          <table:table-cell table:style-name="ce23" office:value-type="float" office:value="0.33" calcext:value-type="float">
            <office:annotation draw:style-name="gr1" draw:text-style-name="P2" svg:width="116.65pt" svg:height="95.27pt" svg:x="1106.53pt" svg:y="60.01pt" draw:caption-point-x="-11.54pt" draw:caption-point-y="3.26pt">
              <dc:date>2020-01-13T00:00:00</dc:date>
              <text:p text:style-name="P1">manual mentions arround 10,000 nodes for some methods but is not fully specified https://www.researchgate.net/publication/228906060_Network_Workbench_Too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86.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357.96pt" svg:height="50.49pt" svg:x="1223.18pt" svg:y="82.4pt" draw:caption-point-x="-11.54pt" draw:caption-point-y="-19.13pt">
              <dc:date>2020-01-13T00:00:00</dc:date>
              <text:p text:style-name="P1">has a plugin system https://www.researchgate.net/publication/228906060_Network_Workbench_Tool</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86.26pt" draw:caption-point-x="-11.54pt" draw:caption-point-y="-22.99pt">
              <dc:date>2020-01-13T00:00:00</dc:date>
              <text:p text:style-name="P1">centralized</text:p>
              <text:p text:style-name="P1"><text:tab/>-Angel Panizo</text:p>
            </office:annotation>
            <text:p>0.33</text:p>
          </table:table-cell>
          <table:table-cell table:style-name="ce26" table:formula="of:=[.T12]" office:value-type="float" office:value="0.714285714285714" calcext:value-type="float">
            <office:annotation draw:style-name="gr1" draw:text-style-name="P2" svg:width="299.2pt" svg:height="42.75pt" svg:x="1442.24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0.71</text:p>
          </table:table-cell>
          <table:table-cell table:style-name="ce26" table:formula="of:=[.U12]" office:value-type="float" office:value="1" calcext:value-type="float">
            <office:annotation draw:style-name="gr1" draw:text-style-name="P2" svg:width="320.6pt" svg:height="42.75pt" svg:x="1501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1.00</text:p>
          </table:table-cell>
          <table:table-cell table:style-name="ce28" table:number-columns-repeated="2"/>
          <table:table-cell table:number-columns-repeated="1001"/>
        </table:table-row>
        <table:table-row table:style-name="ro1">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8" office:value-type="float" office:value="1" calcext:value-type="float">
            <office:annotation draw:style-name="gr1" draw:text-style-name="P2" svg:width="267.56pt" svg:height="42.75pt" svg:x="367.54pt" svg:y="101.99pt" draw:caption-point-x="-11.54pt" draw:caption-point-y="-22.96pt">
              <dc:date>2020-01-13T00:00:00</dc:date>
              <text:p text:style-name="P1">over 150 metrics</text:p>
              <text:p text:style-name="P1"><text:tab/>-Gema Bello Orgaz</text:p>
            </office:annotation>
            <text:p>1.00</text:p>
          </table:table-cell>
          <table:table-cell table:style-name="ce8" office:value-type="float" office:value="0.75" calcext:value-type="float">
            <office:annotation draw:style-name="gr1" draw:text-style-name="P2" svg:width="199.28pt" svg:height="50.49pt" svg:x="435.83pt" svg:y="98.14pt" draw:caption-point-x="-11.54pt" draw:caption-point-y="-19.11pt">
              <dc:date>2020-01-13T00:00:00</dc:date>
              <text:p text:style-name="P1">it supports link analysis (Minimum Spanning Tree, Hidden Links, Shortest Path, Influence Net, Sphere of Influence)</text:p>
              <text:p text:style-name="P1"><text:tab/>-Gema Bello Orgaz</text:p>
            </office:annotation>
            <text:p>0.75</text:p>
          </table:table-cell>
          <table:table-cell table:style-name="ce8" office:value-type="float" office:value="0.66" calcext:value-type="float">
            <office:annotation draw:style-name="gr1" draw:text-style-name="P2" svg:width="125.4pt" svg:height="106.47pt" svg:x="546.18pt" svg:y="70.13pt" draw:caption-point-x="-11.54pt" draw:caption-point-y="8.9pt">
              <dc:date>2020-01-13T00:00:00</dc:date>
              <text:p text:style-name="P1">20 grouping algorithms in ORA. Using these techniques dynamic data can be assessed and changes and regularities in the way network metrics and nods behave over time can be characterized.</text:p>
              <text:p text:style-name="P1"><text:tab/>-Gema Bello Orgaz</text:p>
            </office:annotation>
            <text:p>0.66</text:p>
          </table:table-cell>
          <table:table-cell table:style-name="ce8" office:value-type="float" office:value="0.5" calcext:value-type="float">
            <office:annotation draw:style-name="gr1" draw:text-style-name="P2" svg:width="89.69pt" svg:height="42.75pt" svg:x="635.1pt" svg:y="101.99pt" draw:caption-point-x="-11.54pt" draw:caption-point-y="-22.96pt">
              <dc:date>2020-01-13T00:00:00</dc:date>
              <text:p text:style-name="P1">Topic Analysis</text:p>
              <text:p text:style-name="P1"><text:tab/>-Gema Bello Orgaz</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74.24pt" svg:x="671.58pt" svg:y="101.99pt" draw:caption-point-x="-11.54pt" draw:caption-point-y="-22.96pt">
              <dc:date>2020-01-13T00:00:00</dc:date>
              <text:p text:style-name="P1">Information Diffusion</text:p>
              <text:p text:style-name="P1">Disease Propagation</text:p>
              <text:p text:style-name="P1">Goods Dispersion</text:p>
              <text:p text:style-name="P1"><text:tab/>-Gema Bello Orgaz</text:p>
            </office:annotation>
            <text:p>1.00</text:p>
          </table:table-cell>
          <table:table-cell table:style-name="ce8" office:value-type="float" office:value="1" calcext:value-type="float">
            <office:annotation draw:style-name="gr1" draw:text-style-name="P2" svg:width="322.24pt" svg:height="42.75pt" svg:x="724.79pt" svg:y="101.99pt" draw:caption-point-x="-11.54pt" draw:caption-point-y="-22.96pt">
              <dc:date>2020-01-13T00:00:00</dc:date>
              <text:p text:style-name="P1">Simmelian Ties Analysis</text:p>
              <text:p text:style-name="P1"><text:tab/>-Gema Bello Orgaz</text:p>
            </office:annotation>
            <text:p>1.00</text:p>
          </table:table-cell>
          <table:table-cell table:style-name="ce8" office:value-type="float" office:value="1" calcext:value-type="float">
            <office:annotation draw:style-name="gr1" draw:text-style-name="P2" svg:width="303.93pt" svg:height="42.75pt" svg:x="802.6pt" svg:y="101.99pt" draw:caption-point-x="-11.54pt" draw:caption-point-y="-22.96pt">
              <dc:date>2020-01-13T00:00:00</dc:date>
              <text:p text:style-name="P1">Missing Links</text:p>
              <text:p text:style-name="P1"><text:tab/>-Gema Bello Orgaz</text:p>
            </office:annotation>
            <text:p>1.00</text:p>
          </table:table-cell>
          <table:table-cell table:style-name="ce18" table:formula="of:=1" office:value-type="float" office:value="1" calcext:value-type="float">
            <office:annotation draw:style-name="gr1" draw:text-style-name="P2" svg:width="236.49pt" svg:height="61.68pt" svg:x="870.04pt" svg:y="92.52pt" draw:caption-point-x="-11.54pt" draw:caption-point-y="-13.49pt">
              <dc:date>2020-01-13T00:00:00</dc:date>
              <text:p text:style-name="P1">It supports high dimensional network data, Twitter and Blog data, ego-network metrics, importers for BibTex and other citation formats and Geo-temporal networks.</text:p>
              <text:p text:style-name="P1"><text:tab/>-Gema Bello Orgaz</text:p>
            </office:annotation>
            <text:p>1.00</text:p>
          </table:table-cell>
          <table:table-cell table:style-name="ce18" office:value-type="float" office:value="0" calcext:value-type="float">
            <office:annotation draw:style-name="gr1" draw:text-style-name="P2" svg:width="226.15pt" svg:height="42.75pt" svg:x="941.5pt" svg:y="101.99pt" draw:caption-point-x="-11.54pt" draw:caption-point-y="-22.96pt">
              <dc:date>2020-01-13T00:00:00</dc:date>
              <text:p text:style-name="P1">Not on-line sources</text:p>
              <text:p text:style-name="P1"><text:tab/>-Gema Bello Orgaz</text:p>
            </office:annotation>
            <text:p>0.00</text:p>
          </table:table-cell>
          <table:table-cell table:style-name="ce18" table:formula="of:=1" office:value-type="float" office:value="1" calcext:value-type="float">
            <office:annotation draw:style-name="gr1" draw:text-style-name="P2" svg:width="120.61pt" svg:height="61.68pt" svg:x="1047.03pt" svg:y="92.52pt" draw:caption-point-x="-11.54pt" draw:caption-point-y="-13.49pt">
              <dc:date>2020-01-13T00:00:00</dc:date>
              <text:p text:style-name="P1">ORA has not just one-mode metrics, but two-mode, and multi-mode networks</text:p>
              <text:p text:style-name="P1"><text:tab/>-Gema Bello Orgaz</text:p>
            </office:annotation>
            <text:p>1.00</text:p>
          </table:table-cell>
          <table:table-cell table:style-name="ce23" office:value-type="float" office:value="1" calcext:value-type="float">
            <office:annotation draw:style-name="gr1" draw:text-style-name="P2" svg:width="116.65pt" svg:height="106.47pt" svg:x="1106.53pt" svg:y="70.13pt" draw:caption-point-x="-11.54pt" draw:caption-point-y="8.9pt">
              <dc:date>2020-01-13T00:00:00</dc:date>
              <text:p text:style-name="P1">Tests have shown ORA capable of running, through command line or on very large multi-processor machines analytics on networks with 10000000 nodes and 100000000 link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67" calcext:value-type="float">
            <office:annotation draw:style-name="gr1" draw:text-style-name="P2" svg:width="357.96pt" svg:height="42.75pt" svg:x="1223.18pt" svg:y="101.99pt" draw:caption-point-x="-11.54pt" draw:caption-point-y="-22.96pt">
              <dc:date>2020-01-13T00:00:00</dc:date>
              <text:p text:style-name="P1">ORA is interoperable with a large number of other tools</text:p>
              <text:p text:style-name="P1"><text:tab/>-Gema Bello Orgaz</text:p>
            </office:annotation>
            <text:p>0.67</text:p>
          </table:table-cell>
          <table:table-cell table:style-name="ce23" office:value-type="float" office:value="0" calcext:value-type="float">
            <office:annotation draw:style-name="gr2" draw:text-style-name="P2" svg:width="302.4pt" svg:height="58.51pt" svg:x="1358.9pt" svg:y="101.99pt" draw:caption-point-x="-11.54pt" draw:caption-point-y="-22.96pt">
              <dc:date>2020-01-13T00:00:00</dc:date>
              <text:p text:style-name="P1">APIS to support integration into</text:p>
              <text:p text:style-name="P1">workflow systems and to support user addition of metrics are planned.</text:p>
              <text:p text:style-name="P1"><text:tab/>-Gema Bello Orgaz</text:p>
            </office:annotation>
            <text:p>0.00</text:p>
          </table:table-cell>
          <table:table-cell table:style-name="ce27" office:value-type="float" office:value="1" calcext:value-type="float">
            <office:annotation draw:style-name="gr5" draw:text-style-name="P2" svg:width="299.2pt" svg:height="121.49pt" svg:x="1442.24pt" svg:y="101.99pt" draw:caption-point-x="-11.54pt" draw:caption-point-y="-22.96pt">
              <dc:date>2020-01-13T00:00:00</dc:date>
              <text:p text:style-name="P1">- position: geo-spatial network visualization for 2D and 3D maps</text:p>
              <text:p text:style-name="P1">- general: 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style-name="ce27" office:value-type="float" office:value="1" calcext:value-type="float">
            <office:annotation draw:style-name="gr6" draw:text-style-name="P2" svg:width="320.6pt" svg:height="106.47pt" svg:x="1501pt" svg:y="101.65pt" draw:caption-point-x="-11.54pt" draw:caption-point-y="-22.62pt">
              <dc:date>2020-01-13T00:00:00</dc:date>
              <text:p text:style-name="P1">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number-columns-repeated="1003"/>
        </table:table-row>
        <table:table-row table:style-name="ro1">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8" office:value-type="float" office:value="1" calcext:value-type="float">
            <office:annotation draw:style-name="gr1" draw:text-style-name="P2" svg:width="267.56pt" svg:height="42.75pt" svg:x="367.54pt" svg:y="117.75pt" draw:caption-point-x="-11.54pt" draw:caption-point-y="-22.99pt">
              <dc:date>2020-01-13T00:00:00</dc:date>
              <text:p text:style-name="P1">Use igraph and networkx</text:p>
              <text:p text:style-name="P1"><text:tab/>-Gema Bello Orgaz</text:p>
            </office:annotation>
            <text:p>1.00</text:p>
          </table:table-cell>
          <table:table-cell table:style-name="ce8" office:value-type="float" office:value="1" calcext:value-type="float">
            <office:annotation draw:style-name="gr1" draw:text-style-name="P2" svg:width="199.28pt" svg:height="42.75pt" svg:x="435.83pt" svg:y="117.75pt" draw:caption-point-x="-11.54pt" draw:caption-point-y="-22.99pt">
              <dc:date>2020-01-13T00:00:00</dc:date>
              <text:p text:style-name="P1">IGraph already has these algorithms implemented for us (pagerank, etc...)</text:p>
              <text:p text:style-name="P1"><text:tab/>-Gema Bello Orgaz</text:p>
            </office:annotation>
            <text:p>1.00</text:p>
          </table:table-cell>
          <table:table-cell table:style-name="ce9" table:formula="of:=1/3" office:value-type="float" office:value="0.333333333333333" calcext:value-type="float">
            <office:annotation draw:style-name="gr1" draw:text-style-name="P2" svg:width="125.4pt" svg:height="42.75pt" svg:x="546.18pt" svg:y="117.75pt" draw:caption-point-x="-11.54pt" draw:caption-point-y="-22.99pt">
              <dc:date>2020-01-13T00:00:00</dc:date>
              <text:p text:style-name="P1">Use igraph</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117.75pt" draw:caption-point-x="-11.54pt" draw:caption-point-y="-22.99pt">
              <dc:date>2020-01-13T00:00:00</dc:date>
              <text:p text:style-name="P1">graph, text (Graphistry Ontology and Semantic), geolocation</text:p>
              <text:p text:style-name="P1"><text:tab/>-Gema Bello Orgaz</text:p>
            </office:annotation>
            <text:p>1.00</text:p>
          </table:table-cell>
          <table:table-cell table:style-name="ce18" table:formula="of:=1" office:value-type="float" office:value="1" calcext:value-type="float">
            <office:annotation draw:style-name="gr1" draw:text-style-name="P2" svg:width="226.15pt" svg:height="128.86pt" svg:x="941.5pt" svg:y="74.69pt" draw:caption-point-x="-11.54pt" draw:caption-point-y="20.07pt">
              <dc:date>2020-01-13T00:00:00</dc:date>
              <text:p text:style-name="P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p>
              <text:p text:style-name="P1"><text:tab/>-Gema Bello Orgaz</text:p>
            </office:annotation>
            <text:p>1.00</text:p>
          </table:table-cell>
          <table:table-cell table:style-name="ce18" table:formula="of:=1" office:value-type="float" office:value="1" calcext:value-type="float">
            <office:annotation draw:style-name="gr1" draw:text-style-name="P2" svg:width="120.61pt" svg:height="42.75pt" svg:x="1047.03pt" svg:y="117.75pt" draw:caption-point-x="-11.54pt" draw:caption-point-y="-22.99pt">
              <dc:date>2020-01-13T00:00:00</dc:date>
              <text:p text:style-name="P1">from sigle to hypergraphs</text:p>
              <text:p text:style-name="P1"><text:tab/>-Gema Bello Orgaz</text:p>
            </office:annotation>
            <text:p>1.00</text:p>
          </table:table-cell>
          <table:table-cell table:style-name="ce23" office:value-type="float" office:value="1" calcext:value-type="float">
            <office:annotation draw:style-name="gr1" draw:text-style-name="P2" svg:width="116.65pt" svg:height="207.24pt" svg:x="1106.53pt" svg:y="35.52pt" draw:caption-point-x="-11.54pt" draw:caption-point-y="59.24pt">
              <dc:date>2020-01-13T00:00:00</dc:date>
              <text:p text:style-name="P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1" draw:text-style-name="P2" svg:width="274.59pt" svg:height="50.49pt" svg:x="1167.65pt" svg:y="113.9pt" draw:caption-point-x="-11.54pt" draw:caption-point-y="-19.13pt">
              <dc:date>2020-01-13T00:00:00</dc:date>
              <text:p text:style-name="P1">Graphistry is leading the way to the era of big, fast data. Graphistry supports Apache Arrow today and is a major contributor to the GOAI initiative.</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3" draw:text-style-name="P2" svg:width="357.96pt" svg:height="58.48pt" svg:x="1223.18pt" svg:y="117.75pt" draw:caption-point-x="-11.54pt" draw:caption-point-y="-22.99pt">
              <dc:date>2020-01-13T00:00:00</dc:date>
              <text:p text:style-name="P1">developer API to build a powerful visual front-end to any application:</text:p>
              <text:p text:style-name="P1">https://github.com/graphistry/pygraphistry</text:p>
              <text:p text:style-name="P1"><text:tab/>-Gema Bello Orgaz</text:p>
            </office:annotation>
            <text:p>1.00</text:p>
          </table:table-cell>
          <table:table-cell table:style-name="ce23" office:value-type="float" office:value="1" calcext:value-type="float">
            <office:annotation draw:style-name="gr1" draw:text-style-name="P2" svg:width="302.4pt" svg:height="50.49pt" svg:x="1358.9pt" svg:y="113.9pt" draw:caption-point-x="-11.54pt" draw:caption-point-y="-19.13pt">
              <dc:date>2020-01-13T00:00:00</dc:date>
              <text:p text:style-name="P1">The REST API provides language-neutral support, and makes embedding easy with wrappers for languages such as Python and JS.</text:p>
              <text:p text:style-name="P1"><text:tab/>-Gema Bello Orgaz</text:p>
            </office:annotation>
            <text:p>1.00</text:p>
          </table:table-cell>
          <table:table-cell table:style-name="ce27" office:value-type="float" office:value="1" calcext:value-type="float">
            <office:annotation draw:style-name="gr1" draw:text-style-name="P2" svg:width="299.2pt" svg:height="42.75pt" svg:x="1442.24pt" svg:y="117.75pt" draw:caption-point-x="-11.54pt" draw:caption-point-y="-22.99pt">
              <dc:date>2020-01-13T00:00:00</dc:date>
              <text:p text:style-name="P1">https://labs.graphistry.com/graphistry/ui.html</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7" draw:text-style-name="P2" svg:width="368.31pt" svg:height="42.72pt" svg:x="266.8pt" svg:y="133.51pt" draw:caption-point-x="-11.54pt" draw:caption-point-y="-22.99pt">
              <dc:date>2020-01-13T00:00:00</dc:date>
              <text:p text:style-name="P1">se puede usar como herramienta génerica pero tiene muchísimas cosas de biología espcialmente en los plugins</text:p>
              <text:p text:style-name="P1"><text:tab/>-Angel Panizo</text:p>
            </office:annotation>
            <text:p>Cytoscape : a software platform for computational biology and bioinformatics, useful for integrating data, and for visualizing and performing calculations on molecular interaction networks.</text:p>
          </table:table-cell>
          <table:table-cell table:style-name="ce9" table:formula="of:=0.5+0.5" office:value-type="float" office:value="1" calcext:value-type="float">
            <office:annotation draw:style-name="gr7" draw:text-style-name="P2" svg:width="267.56pt" svg:height="42.72pt" svg:x="367.54pt" svg:y="133.51pt" draw:caption-point-x="-11.54pt" draw:caption-point-y="-22.99pt">
              <dc:date>2020-01-13T00:00:00</dc:date>
              <text:p text:style-name="P1">allows several basic properties of whole network with NetworkAnalyzer <text:s/>App</text:p>
              <text:p text:style-name="P1"><text:tab/>-Angel Panizo</text:p>
            </office:annotation>
            <text:p>1.00</text:p>
          </table:table-cell>
          <table:table-cell table:style-name="ce9" table:formula="of:=1/4+1/4+1/4+1/4" office:value-type="float" office:value="1" calcext:value-type="float">
            <office:annotation draw:style-name="gr7" draw:text-style-name="P2" svg:width="199.28pt" svg:height="72.88pt" svg:x="435.83pt" svg:y="118.43pt" draw:caption-point-x="-11.54pt" draw:caption-point-y="-7.91pt">
              <dc:date>2020-01-13T00:00:00</dc:date>
              <text:p text:style-name="P1">spanning trees available in CySpanningTree <text:s/>|| shortest path available on PathLinker app || cutting edge methods available in clusterMaker2 || eigen vector centrality available on CentiScaPe</text:p>
              <text:p text:style-name="P1"><text:tab/>-Angel Panizo</text:p>
            </office:annotation>
            <text:p>1.00</text:p>
          </table:table-cell>
          <table:table-cell table:style-name="ce9" table:formula="of:=1/3+1/3" office:value-type="float" office:value="0.666666666666667" calcext:value-type="float">
            <office:annotation draw:style-name="gr7" draw:text-style-name="P2" svg:width="125.4pt" svg:height="50.49pt" svg:x="546.18pt" svg:y="129.63pt" draw:caption-point-x="-11.54pt" draw:caption-point-y="-19.11pt">
              <dc:date>2020-01-13T00:00:00</dc:date>
              <text:p text:style-name="P1">allows overlaping communities in CytoCluster <text:s/>app</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9" table:formula="of:=1" office:value-type="float" office:value="1" calcext:value-type="float">
            <office:annotation draw:style-name="gr7" draw:text-style-name="P2" svg:width="269.91pt" svg:height="42.72pt" svg:x="671.58pt" svg:y="133.51pt" draw:caption-point-x="-11.54pt" draw:caption-point-y="-22.99pt">
              <dc:date>2020-01-13T00:00:00</dc:date>
              <text:p text:style-name="P1">propagation analysis avialable on Diffusion app</text:p>
              <text:p text:style-name="P1"><text:tab/>-Angel Panizo</text:p>
            </office:annotation>
            <text:p>1.00</text:p>
          </table:table-cell>
          <table:table-cell table:style-name="ce8" office:value-type="float" office:value="0" calcext:value-type="float">
            <text:p>0.00</text:p>
          </table:table-cell>
          <table:table-cell table:style-name="ce9" table:formula="of:=1" office:value-type="float" office:value="1" calcext:value-type="float">
            <office:annotation draw:style-name="gr7" draw:text-style-name="P2" svg:width="303.93pt" svg:height="42.72pt" svg:x="802.6pt" svg:y="133.51pt" draw:caption-point-x="-11.54pt" draw:caption-point-y="-22.99pt">
              <dc:date>2020-01-13T00:00:00</dc:date>
              <text:p text:style-name="P1">link prediction in CyLinkPredictor <text:s/>app ||</text:p>
              <text:p text:style-name="P1"><text:tab/>-Angel Panizo</text:p>
            </office:annotation>
            <text:p>1.00</text:p>
          </table:table-cell>
          <table:table-cell table:style-name="ce18" table:formula="of:=1/3" office:value-type="float" office:value="0.333333333333333" calcext:value-type="float">
            <office:annotation draw:style-name="gr7" draw:text-style-name="P2" svg:width="236.49pt" svg:height="42.72pt" svg:x="870.04pt" svg:y="133.51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133.51pt" draw:caption-point-x="-11.54pt" draw:caption-point-y="-22.99pt">
              <dc:date>2020-01-13T00:00:00</dc:date>
              <text:p text:style-name="P1">Cannot connect to any SN, only Biological stuff</text:p>
              <text:p text:style-name="P1"><text:tab/>-Angel Panizo</text:p>
            </office:annotation>
            <text:p>0.00</text:p>
          </table:table-cell>
          <table:table-cell table:style-name="ce18" table:formula="of:=2/3" office:value-type="float" office:value="0.666666666666667" calcext:value-type="float">
            <office:annotation draw:style-name="gr7" draw:text-style-name="P2" svg:width="120.61pt" svg:height="42.72pt" svg:x="1047.03pt" svg:y="133.51pt" draw:caption-point-x="-11.54pt" draw:caption-point-y="-22.99pt">
              <dc:date>2020-01-13T00:00:00</dc:date>
              <text:p text:style-name="P1">allows weighted grpahs</text:p>
              <text:p text:style-name="P1"><text:tab/>-Angel Panizo</text:p>
            </office:annotation>
            <text:p>0.67</text:p>
          </table:table-cell>
          <table:table-cell table:style-name="ce22" table:formula="of:=1/3" office:value-type="float" office:value="0.333333333333333" calcext:value-type="float">
            <office:annotation draw:style-name="gr7" draw:text-style-name="P2" svg:width="116.65pt" svg:height="61.68pt" svg:x="1106.53pt" svg:y="124.04pt" draw:caption-point-x="-11.54pt" draw:caption-point-y="-13.52pt">
              <dc:date>2020-01-13T00:00:00</dc:date>
              <text:p text:style-name="P1">https://groups.google.com/forum/#!topic/cytoscape-discuss/R87BVdN-kXQ</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7" draw:text-style-name="P2" svg:width="274.59pt" svg:height="42.72pt" svg:x="1167.65pt" svg:y="133.51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7" draw:text-style-name="P2" svg:width="357.96pt" svg:height="42.72pt" svg:x="1223.18pt" svg:y="133.51pt" draw:caption-point-x="-11.54pt" draw:caption-point-y="-22.99pt">
              <dc:date>2020-01-13T00:00:00</dc:date>
              <text:p text:style-name="P1">code available at "https://github.com/cytoscape/cytoscape"</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133.51pt" draw:caption-point-x="-11.54pt" draw:caption-point-y="-22.99pt">
              <dc:date>2020-01-13T00:00:00</dc:date>
              <text:p text:style-name="P1">can communicaty with several databases (tour of cytoscape)</text:p>
              <text:p text:style-name="P1"><text:tab/>-Angel Panizo</text:p>
            </office:annotation>
            <text:p>0.67</text:p>
          </table:table-cell>
          <table:table-cell table:style-name="ce26" table:formula="of:=1/7+1/7+1/7+1/7+1/7+1/7" office:value-type="float" office:value="0.857142857142857" calcext:value-type="float">
            <office:annotation draw:style-name="gr7" draw:text-style-name="P2" svg:width="299.2pt" svg:height="42.72pt" svg:x="1442.24pt" svg:y="133.51pt" draw:caption-point-x="-11.54pt" draw:caption-point-y="-22.99pt">
              <dc:date>2020-01-13T00:00:00</dc:date>
              <text:p text:style-name="P1">color + transparency + size + shape + texture + orientation</text:p>
              <text:p text:style-name="P1"><text:tab/>-Angel Panizo</text:p>
            </office:annotation>
            <text:p>0.86</text:p>
          </table:table-cell>
          <table:table-cell table:style-name="ce26" table:formula="of:=1/5+1/5+1/5+1/5+1/5" office:value-type="float" office:value="1" calcext:value-type="float">
            <office:annotation draw:style-name="gr7" draw:text-style-name="P2" svg:width="320.6pt" svg:height="42.72pt" svg:x="1501pt" svg:y="133.51pt" draw:caption-point-x="-11.54pt" draw:caption-point-y="-22.99pt">
              <dc:date>2020-01-13T00:00:00</dc:date>
              <text:p text:style-name="P1">filter,zoom,multiview,highlight,grouping (nested network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9" table:formula="of:=0.5*2" office:value-type="float" office:value="1" calcext:value-type="float">
            <office:annotation draw:style-name="gr1" draw:text-style-name="P2" svg:width="267.56pt" svg:height="42.75pt" svg:x="367.54pt" svg:y="149.24pt" draw:caption-point-x="-11.54pt" draw:caption-point-y="-22.96pt">
              <dc:date>2020-01-13T00:00:00</dc:date>
              <text:p text:style-name="P1">sevral measures available in vanilla gephi</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61.68pt" svg:x="435.83pt" svg:y="139.78pt" draw:caption-point-x="-11.54pt" draw:caption-point-y="-13.49pt">
              <dc:date>2020-01-13T00:00:00</dc:date>
              <text:p text:style-name="P1">allows spanning tree with Minimum Spanning Tree plugin || allows shortest path on vanila gephi || page rank available in gephi</text:p>
              <text:p text:style-name="P1"><text:tab/>-Angel Panizo</text:p>
            </office:annotation>
            <text:p>0.75</text:p>
          </table:table-cell>
          <table:table-cell table:style-name="ce8" table:formula="of:=1/3+1/3" office:value-type="float" office:value="0.666666666666667" calcext:value-type="float">
            <office:annotation draw:style-name="gr1" draw:text-style-name="P2" svg:width="125.4pt" svg:height="61.68pt" svg:x="546.18pt" svg:y="139.78pt" draw:caption-point-x="-11.54pt" draw:caption-point-y="-13.49pt">
              <dc:date>2020-01-13T00:00:00</dc:date>
              <text:p text:style-name="P1">modularity optimization available on vanilla gephi || CMP available on Clique Percolation Method plugin</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office:annotation draw:style-name="gr1" draw:text-style-name="P2" svg:width="269.91pt" svg:height="42.75pt" svg:x="671.58pt" svg:y="149.24pt" draw:caption-point-x="-11.54pt" draw:caption-point-y="-22.96pt">
              <dc:date>2020-01-13T00:00:00</dc:date>
              <text:p text:style-name="P1">not directly</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149.24pt" draw:caption-point-x="-11.54pt" draw:caption-point-y="-22.96pt">
              <dc:date>2020-01-13T00:00:00</dc:date>
              <text:p text:style-name="P1">at least not directly, visually you can</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149.24pt" draw:caption-point-x="-11.54pt" draw:caption-point-y="-22.96pt">
              <dc:date>2020-01-13T00:00:00</dc:date>
              <text:p text:style-name="P1">no plugin for anythin related to diffusion</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149.24pt" draw:caption-point-x="-11.54pt" draw:caption-point-y="-22.96pt">
              <dc:date>2020-01-13T00:00:00</dc:date>
              <text:p text:style-name="P1">only topology</text:p>
              <text:p text:style-name="P1"><text:tab/>-Angel Panizo</text:p>
            </office:annotation>
            <text:p>0.33</text:p>
          </table:table-cell>
          <table:table-cell table:style-name="ce18" table:formula="of:=1/3" office:value-type="float" office:value="0.333333333333333" calcext:value-type="float">
            <office:annotation draw:style-name="gr1" draw:text-style-name="P2" svg:width="226.15pt" svg:height="42.75pt" svg:x="941.5pt" svg:y="149.24pt" draw:caption-point-x="-11.54pt" draw:caption-point-y="-22.96pt">
              <dc:date>2020-01-13T00:00:00</dc:date>
              <text:p text:style-name="P1">can connect to twitter via TwitterStreamingImporter plugin</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134.19pt" draw:caption-point-x="-11.54pt" draw:caption-point-y="-7.91pt">
              <dc:date>2020-01-13T00:00:00</dc:date>
              <text:p text:style-name="P1">accepts weights but no several layers, althought it suppports time but that is not being taken into account</text:p>
              <text:p text:style-name="P1"><text:tab/>-Angel Panizo</text:p>
            </office:annotation>
            <text:p>0.67</text:p>
          </table:table-cell>
          <table:table-cell table:style-name="ce23" office:value-type="float" office:value="0.66" calcext:value-type="float">
            <office:annotation draw:style-name="gr1" draw:text-style-name="P2" svg:width="116.65pt" svg:height="42.75pt" svg:x="1106.53pt" svg:y="149.24pt" draw:caption-point-x="-11.54pt" draw:caption-point-y="-22.96pt">
              <dc:date>2020-01-13T00:00:00</dc:date>
              <text:p text:style-name="P1">exactly 100.000 nodes</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49.2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table:formula="of:=1" office:value-type="float" office:value="1" calcext:value-type="float">
            <office:annotation draw:style-name="gr1" draw:text-style-name="P2" svg:width="357.96pt" svg:height="42.75pt" svg:x="1223.18pt" svg:y="149.24pt" draw:caption-point-x="-11.54pt" draw:caption-point-y="-22.96pt">
              <dc:date>2020-01-13T00:00:00</dc:date>
              <text:p text:style-name="P1">code available on https://github.com/gephi/gephi</text:p>
              <text:p text:style-name="P1"><text:tab/>-Angel Panizo</text:p>
            </office:annotation>
            <text:p>1.00</text:p>
          </table:table-cell>
          <table:table-cell table:style-name="ce23" table:formula="of:=2/3" office:value-type="float" office:value="0.666666666666667" calcext:value-type="float">
            <office:annotation draw:style-name="gr1" draw:text-style-name="P2" svg:width="302.4pt" svg:height="42.75pt" svg:x="1358.9pt" svg:y="149.24pt" draw:caption-point-x="-11.54pt" draw:caption-point-y="-22.96pt">
              <dc:date>2020-01-13T00:00:00</dc:date>
              <text:p text:style-name="P1">allows connection to neo4j via plugin</text:p>
              <text:p text:style-name="P1"><text:tab/>-Angel Panizo</text:p>
            </office:annotation>
            <text:p>0.67</text:p>
          </table:table-cell>
          <table:table-cell table:style-name="ce27" table:formula="of:=6/7" office:value-type="float" office:value="0.857142857142857" calcext:value-type="float">
            <office:annotation draw:style-name="gr1" draw:text-style-name="P2" svg:width="299.2pt" svg:height="42.75pt" svg:x="1442.24pt" svg:y="149.24pt" draw:caption-point-x="-11.54pt" draw:caption-point-y="-22.96pt">
              <dc:date>2020-01-13T00:00:00</dc:date>
              <text:p text:style-name="P1">color, size, texture, saturation, position and orientation</text:p>
              <text:p text:style-name="P1"><text:tab/>-Angel Panizo</text:p>
            </office:annotation>
            <text:p>0.86</text:p>
          </table:table-cell>
          <table:table-cell table:style-name="ce27" table:formula="of:=5/5" office:value-type="float" office:value="1" calcext:value-type="float">
            <office:annotation draw:style-name="gr1" draw:text-style-name="P2" svg:width="320.6pt" svg:height="42.75pt" svg:x="1501pt" svg:y="149.24pt" draw:caption-point-x="-11.54pt" draw:caption-point-y="-22.96pt">
              <dc:date>2020-01-13T00:00:00</dc:date>
              <text:p text:style-name="P1">has all interaction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www.graphviz.org/" xlink:type="simple">GraphViz: is open source graph visualization software.</text:a></text:p>
          </table:table-cell>
          <table:table-cell table:style-name="ce8" table:formula="of:=0.1" office:value-type="float" office:value="0.1" calcext:value-type="float">
            <office:annotation draw:style-name="gr1" draw:text-style-name="P2" svg:width="267.56pt" svg:height="42.75pt" svg:x="367.54pt" svg:y="165pt" draw:caption-point-x="-11.54pt" draw:caption-point-y="-22.99pt">
              <dc:date>2020-01-13T00:00:00</dc:date>
              <text:p text:style-name="P1">has a tool for calculating connected components</text:p>
              <text:p text:style-name="P1"><text:tab/>-Angel Panizo</text:p>
            </office:annotation>
            <text:p>0.10</text:p>
          </table:table-cell>
          <table:table-cell table:style-name="ce8" table:formula="of:=1/4" office:value-type="float" office:value="0.25" calcext:value-type="float">
            <office:annotation draw:style-name="gr1" draw:text-style-name="P2" svg:width="199.28pt" svg:height="42.75pt" svg:x="435.83pt" svg:y="165pt" draw:caption-point-x="-11.54pt" draw:caption-point-y="-22.99pt">
              <dc:date>2020-01-13T00:00:00</dc:date>
              <text:p text:style-name="P1">has a tool for running dikjstra</text:p>
              <text:p text:style-name="P1"><text:tab/>-Angel Panizo</text:p>
            </office:annotation>
            <text:p>0.25</text:p>
          </table:table-cell>
          <table:table-cell table:style-name="ce8" table:formula="of:=1/3" office:value-type="float" office:value="0.333333333333333" calcext:value-type="float">
            <office:annotation draw:style-name="gr1" draw:text-style-name="P2" svg:width="125.4pt" svg:height="50.49pt" svg:x="546.18pt" svg:y="161.15pt" draw:caption-point-x="-11.54pt" draw:caption-point-y="-19.13pt">
              <dc:date>2020-01-13T00:00:00</dc:date>
              <text:p text:style-name="P1">has a tool for drawing communities found by Modularity maximimza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165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165pt" draw:caption-point-x="-11.54pt" draw:caption-point-y="-22.99pt">
              <dc:date>2020-01-13T00:00:00</dc:date>
              <text:p text:style-name="P1">graphviz don't merge data automatically you lod your data in its format</text:p>
              <text:p text:style-name="P1"><text:tab/>-Angel Panizo</text:p>
            </office:annotation>
            <text:p>0.00</text:p>
          </table:table-cell>
          <table:table-cell table:style-name="ce18" table:formula="of:=2/3" office:value-type="float" office:value="0.666666666666667" calcext:value-type="float">
            <text:p>0.67</text:p>
          </table:table-cell>
          <table:table-cell table:style-name="ce22" table:formula="of:=1/3" office:value-type="float" office:value="0.333333333333333" calcext:value-type="float">
            <office:annotation draw:style-name="gr1" draw:text-style-name="P2" svg:width="116.65pt" svg:height="72.88pt" svg:x="1106.53pt" svg:y="149.95pt" draw:caption-point-x="-11.54pt" draw:caption-point-y="-7.94pt">
              <dc:date>2020-01-13T00:00:00</dc:date>
              <text:p text:style-name="P1">http://graphviz.996277.n3.nabble.com/dot-with-extremely-large-data-sets-td690.htm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text:p>1.00</text:p>
          </table:table-cell>
          <table:table-cell table:style-name="ce22" table:formula="of:=1/3" office:value-type="float" office:value="0.333333333333333" calcext:value-type="float">
            <text:p>0.33</text:p>
          </table:table-cell>
          <table:table-cell table:style-name="ce26" table:formula="of:=1/7+1/7+1/7+1/7+1/7+1/7+1/7" office:value-type="float" office:value="1" calcext:value-type="float">
            <text:p>1.00</text:p>
          </table:table-cell>
          <table:table-cell table:style-name="ce26" table:formula="of:=1/5+1/5" office:value-type="float" office:value="0.4" calcext:value-type="float">
            <text:p>0.40</text:p>
          </table:table-cell>
          <table:table-cell table:number-columns-repeated="1003"/>
        </table:table-row>
        <table:table-row table:style-name="ro1">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8" office:value-type="float" office:value="1" calcext:value-type="float">
            <office:annotation draw:style-name="gr6" draw:text-style-name="P2" svg:width="267.56pt" svg:height="105.76pt" svg:x="367.54pt" svg:y="180.74pt" draw:caption-point-x="-11.54pt" draw:caption-point-y="-22.96pt">
              <dc:date>2020-01-13T00:00:00</dc:date>
              <text:p text:style-name="P1">- Distance (diameter, radius, eccentricity and other properties)</text:p>
              <text:p text:style-name="P1">- Similarity</text:p>
              <text:p text:style-name="P1">-Assortativity</text:p>
              <text:p text:style-name="P1">-clustering coefficient</text:p>
              <text:p text:style-name="P1">-etc...</text:p>
              <text:p text:style-name="P1"><text:tab/>-Gema Bello Orgaz</text:p>
            </office:annotation>
            <text:p>1.00</text:p>
          </table:table-cell>
          <table:table-cell table:style-name="ce8" office:value-type="float" office:value="1" calcext:value-type="float">
            <office:annotation draw:style-name="gr6" draw:text-style-name="P2" svg:width="199.28pt" svg:height="105.76pt" svg:x="435.83pt" svg:y="180.74pt" draw:caption-point-x="-11.54pt" draw:caption-point-y="-22.96pt">
              <dc:date>2020-01-13T00:00:00</dc:date>
              <text:p text:style-name="P1">- PageRank</text:p>
              <text:p text:style-name="P1">- Hits</text:p>
              <text:p text:style-name="P1">- Stoer-Wagner minimum cut algorithm and Flow-based Minimum Cuts</text:p>
              <text:p text:style-name="P1">- Algorithms for calculating min/max spanning trees/forests</text:p>
              <text:p text:style-name="P1">-</text:p>
              <text:p text:style-name="P1"><text:tab/>-Gema Bello Orgaz</text:p>
            </office:annotation>
            <text:p>1.00</text:p>
          </table:table-cell>
          <table:table-cell table:style-name="ce11" office:value-type="float" office:value="0.67" calcext:value-type="float">
            <office:annotation draw:style-name="gr1" draw:text-style-name="P2" svg:width="125.4pt" svg:height="42.75pt" svg:x="546.18pt" svg:y="180.74pt" draw:caption-point-x="-11.54pt" draw:caption-point-y="-22.96pt">
              <dc:date>2020-01-13T00:00:00</dc:date>
              <text:p text:style-name="P1">-Non-overlapping and overlapping</text:p>
              <text:p text:style-name="P1"><text:tab/>-Gema Bello Orgaz</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text:p>1.00</text:p>
          </table:table-cell>
          <table:table-cell table:style-name="ce18" table:formula="of:=1/3" office:value-type="float" office:value="0.333333333333333" calcext:value-type="float">
            <office:annotation draw:style-name="gr1" draw:text-style-name="P2" svg:width="236.49pt" svg:height="42.75pt" svg:x="870.04pt" svg:y="180.74pt" draw:caption-point-x="-11.54pt" draw:caption-point-y="-22.96pt">
              <dc:date>2020-01-13T00:00:00</dc:date>
              <text:p text:style-name="P1">Only edges</text:p>
              <text:p text:style-name="P1"><text:tab/>-Gema Bello Orgaz</text:p>
            </office:annotation>
            <text:p>0.33</text:p>
          </table:table-cell>
          <table:table-cell table:style-name="ce18" office:value-type="float" office:value="0" calcext:value-type="float">
            <text:p>0.00</text:p>
          </table:table-cell>
          <table:table-cell table:style-name="ce18" table:formula="of:=1" office:value-type="float" office:value="1" calcext:value-type="float">
            <office:annotation draw:style-name="gr1" draw:text-style-name="P2" svg:width="120.61pt" svg:height="42.75pt" svg:x="1047.03pt" svg:y="180.74pt" draw:caption-point-x="-11.54pt" draw:caption-point-y="-22.96pt">
              <dc:date>2020-01-13T00:00:00</dc:date>
              <text:p text:style-name="P1">Multigraphs</text:p>
              <text:p text:style-name="P1"><text:tab/>-Gema Bello Orgaz</text:p>
            </office:annotation>
            <text:p>1.00</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80.74pt" draw:caption-point-x="-11.54pt" draw:caption-point-y="-22.96pt">
              <dc:date>2020-01-13T00:00:00</dc:date>
              <text:p text:style-name="P1">https://github.com/networkx/networkx</text:p>
              <text:p text:style-name="P1"><text:tab/>-Gema Bello Orgaz</text:p>
            </office:annotation>
            <text:p>1.00</text:p>
          </table:table-cell>
          <table:table-cell table:style-name="ce23" office:value-type="float" office:value="0.67" calcext:value-type="float">
            <office:annotation draw:style-name="gr1" draw:text-style-name="P2" svg:width="302.4pt" svg:height="42.75pt" svg:x="1358.9pt" svg:y="180.74pt" draw:caption-point-x="-11.54pt" draw:caption-point-y="-22.96pt">
              <dc:date>2020-01-13T00:00:00</dc:date>
              <text:p text:style-name="P1">is a Python package</text:p>
              <text:p text:style-name="P1"><text:tab/>-Gema Bello Orgaz</text:p>
            </office:annotation>
            <text:p>0.67</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table:formula="of:=HYPERLINK(&quot;https://es.wikipedia.org/wiki/Prefuse&quot;;&quot;Prefuse es un toolkit basado en Java para la creación interactiva de aplicaciones de visualización de la información. (no solo para grafos, también tablas y árboles)&quot;)" office:value-type="string" office:string-value="Prefuse es un toolkit basado en Java para la creación interactiva de aplicaciones de visualización de la información. (no solo para grafos, también tablas y árboles)" calcext:value-type="string">
            <office:annotation draw:style-name="gr1" draw:text-style-name="P2" svg:width="368.31pt" svg:height="42.75pt" svg:x="266.8pt" svg:y="196.5pt" draw:caption-point-x="-11.54pt" draw:caption-point-y="-22.99pt">
              <dc:date>2020-01-13T00:00:00</dc:date>
              <text:p text:style-name="P1">Solamente para visualizar grafos en Web, no tiene parte de analitica</text:p>
              <text:p text:style-name="P1"><text:tab/>-Gema Bello Orgaz</text:p>
            </office:annotation>
            <text:p>Prefuse es un toolkit basado en Java para la creación interactiva de aplicaciones de visualización de la información. (no solo para grafos, también tablas y árboles)</text:p>
          </table:table-cell>
          <table:table-cell table:style-name="ce8" office:value-type="float" office:value="0" calcext:value-type="float">
            <office:annotation draw:style-name="gr1" draw:text-style-name="P2" svg:width="267.56pt" svg:height="42.75pt" svg:x="367.54pt" svg:y="196.5pt" draw:caption-point-x="-11.54pt" draw:caption-point-y="-22.99pt">
              <dc:date>2020-01-13T00:00:00</dc:date>
              <text:p text:style-name="P1">no knowledge extraction capabilities</text:p>
              <text:p text:style-name="P1"><text:tab/>-Angel Panizo</text:p>
            </office:annotation>
            <text:p>0.00</text:p>
          </table:table-cell>
          <table:table-cell table:number-columns-repeated="3"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196.5pt" draw:caption-point-x="-11.54pt" draw:caption-point-y="-22.99pt">
              <dc:date>2020-01-13T00:00:00</dc:date>
              <text:p text:style-name="P1">network data + temporal</text:p>
              <text:p text:style-name="P1"><text:tab/>-Angel Panizo</text:p>
            </office:annotation>
            <text:p>0.67</text:p>
          </table:table-cell>
          <table:table-cell table:style-name="ce18" office:value-type="float" office:value="0" calcext:value-type="float">
            <office:annotation draw:style-name="gr1" draw:text-style-name="P2" svg:width="226.15pt" svg:height="42.75pt" svg:x="941.5pt" svg:y="196.5pt" draw:caption-point-x="-11.54pt" draw:caption-point-y="-22.99pt">
              <dc:date>2020-01-13T00:00:00</dc:date>
              <text:p text:style-name="P1">allows loading a dataset but no distinction is don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196.5pt" draw:caption-point-x="-11.54pt" draw:caption-point-y="-22.99pt">
              <dc:date>2020-01-13T00:00:00</dc:date>
              <text:p text:style-name="P1">weighted graphs</text:p>
              <text:p text:style-name="P1"><text:tab/>-Angel Panizo</text:p>
            </office:annotation>
            <text:p>0.67</text:p>
          </table:table-cell>
          <table:table-cell table:style-name="ce23" office:value-type="float" office:value="0" calcext:value-type="float">
            <office:annotation draw:style-name="gr1" draw:text-style-name="P2" svg:width="116.65pt" svg:height="42.75pt" svg:x="1106.53pt" svg:y="196.5pt" draw:caption-point-x="-11.54pt" draw:caption-point-y="-22.99pt">
              <dc:date>2020-01-13T00:00:00</dc:date>
              <text:p text:style-name="P1">No infprmation is available</text:p>
              <text:p text:style-name="P1"><text:tab/>-Angel Panizo</text:p>
            </office:annotation>
            <text:p>0.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19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96.5pt" draw:caption-point-x="-11.54pt" draw:caption-point-y="-22.99pt">
              <dc:date>2020-01-13T00:00:00</dc:date>
              <text:p text:style-name="P1">code available on https://sourceforge.net/projects/prefuse/</text:p>
              <text:p text:style-name="P1"><text:tab/>-Angel Panizo</text:p>
            </office:annotation>
            <text:p>1.00</text:p>
          </table:table-cell>
          <table:table-cell table:style-name="ce22" table:formula="of:=3/3" office:value-type="float" office:value="1" calcext:value-type="float">
            <office:annotation draw:style-name="gr1" draw:text-style-name="P2" svg:width="302.4pt" svg:height="42.75pt" svg:x="1358.9pt" svg:y="196.5pt" draw:caption-point-x="-11.54pt" draw:caption-point-y="-22.99pt">
              <dc:date>2020-01-13T00:00:00</dc:date>
              <text:p text:style-name="P1">allows reading from DB and has an API to be used by other applications https://dl.acm.org/citation.cfm?id=1055031</text:p>
              <text:p text:style-name="P1"><text:tab/>-Angel Panizo</text:p>
            </office:annotation>
            <text:p>1.00</text:p>
          </table:table-cell>
          <table:table-cell table:style-name="ce26" table:formula="of:=1/7+1/7+1/7+1/7+1/7" office:value-type="float" office:value="0.714285714285714" calcext:value-type="float">
            <office:annotation draw:style-name="gr1" draw:text-style-name="P2" svg:width="299.2pt" svg:height="42.75pt" svg:x="1442.24pt" svg:y="196.5pt" draw:caption-point-x="-11.54pt" draw:caption-point-y="-22.99pt">
              <dc:date>2020-01-13T00:00:00</dc:date>
              <text:p text:style-name="P1">position + color + size + shape + saturation</text:p>
              <text:p text:style-name="P1"><text:tab/>-Angel Panizo</text:p>
            </office:annotation>
            <text:p>0.71</text:p>
          </table:table-cell>
          <table:table-cell table:style-name="ce26" table:formula="of:=1/5+1/5+1/5+1/5+1/5" office:value-type="float" office:value="1" calcext:value-type="float">
            <office:annotation draw:style-name="gr1" draw:text-style-name="P2" svg:width="320.6pt" svg:height="42.75pt" svg:x="1501pt" svg:y="196.5pt" draw:caption-point-x="-11.54pt" draw:caption-point-y="-22.99pt">
              <dc:date>2020-01-13T00:00:00</dc:date>
              <text:p text:style-name="P1">multiview + gropuing + filter + zoom + highlight</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3" draw:text-style-name="P2" svg:width="368.31pt" svg:height="58.48pt" svg:x="266.8pt" svg:y="212.26pt" draw:caption-point-x="-11.54pt" draw:caption-point-y="-22.99pt">
              <dc:date>2020-01-13T00:00:00</dc:date>
              <text:p text:style-name="P1">propose a new data structure, Parallel Adjacency Lists (PAL), for efficiently managing graphs with billions of edges on disk.</text:p>
              <text:p text:style-name="P1">No tiene SNA, es una arquitectura para computar grandes grafos.</text:p>
              <text:p text:style-name="P1"><text:tab/>-Gema Bello Orgaz</text:p>
            </office:annotation>
            <text:p>JUNG — the Java Universal Network/Graph Framework--is a software library that provides a common and extendible language for the modeling, analysis, and visualization of data that can be represented as a graph or network</text:p>
          </table:table-cell>
          <table:table-cell table:style-name="ce9" table:formula="of:=0.2*4" office:value-type="float" office:value="0.8" calcext:value-type="float">
            <office:annotation draw:style-name="gr1" draw:text-style-name="P2" svg:width="267.56pt" svg:height="42.75pt" svg:x="367.54pt" svg:y="212.26pt" draw:caption-point-x="-11.54pt" draw:caption-point-y="-22.99pt">
              <dc:date>2020-01-13T00:00:00</dc:date>
              <text:p text:style-name="P1">cluster coeficients + mean degree + diameter</text:p>
              <text:p text:style-name="P1"><text:tab/>-Angel Panizo</text:p>
            </office:annotation>
            <text:p>0.80</text:p>
          </table:table-cell>
          <table:table-cell table:style-name="ce9" table:formula="of:=1/4+1/4+1/4" office:value-type="float" office:value="0.75" calcext:value-type="float">
            <office:annotation draw:style-name="gr1" draw:text-style-name="P2" svg:width="199.28pt" svg:height="42.75pt" svg:x="435.83pt" svg:y="212.26pt" draw:caption-point-x="-11.54pt" draw:caption-point-y="-22.99pt">
              <dc:date>2020-01-13T00:00:00</dc:date>
              <text:p text:style-name="P1">hits and page rank + dijstra distance + minimum spanning tree +</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212.26pt" draw:caption-point-x="-11.54pt" draw:caption-point-y="-22.99pt">
              <dc:date>2020-01-13T00:00:00</dc:date>
              <text:p text:style-name="P1">betweens cluster and kmeans</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212.26pt" draw:caption-point-x="-11.54pt" draw:caption-point-y="-22.99pt">
              <dc:date>2020-01-13T00:00:00</dc:date>
              <text:p text:style-name="P1">allows network flow problems</text:p>
              <text:p text:style-name="P1"><text:tab/>-Angel Panizo</text:p>
            </office:annotation>
            <text:p>1.00</text:p>
          </table:table-cell>
          <table:table-cell table:number-columns-repeated="2"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212.26pt" draw:caption-point-x="-11.54pt" draw:caption-point-y="-22.99pt">
              <dc:date>2020-01-13T00:00:00</dc:date>
              <text:p text:style-name="P1">edges</text:p>
              <text:p text:style-name="P1"><text:tab/>-Angel Panizo</text:p>
            </office:annotation>
            <text:p>0.33</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212.26pt" draw:caption-point-x="-11.54pt" draw:caption-point-y="-22.99pt">
              <dc:date>2020-01-13T00:00:00</dc:date>
              <text:p text:style-name="P1">weighted graphs</text:p>
              <text:p text:style-name="P1"><text:tab/>-Angel Panizo</text:p>
            </office:annotation>
            <text:p>0.67</text:p>
          </table:table-cell>
          <table:table-cell table:style-name="ce23" office:value-type="float" office:value="1" calcext:value-type="float">
            <office:annotation draw:style-name="gr1" draw:text-style-name="P2" svg:width="116.65pt" svg:height="72.88pt" svg:x="1106.53pt" svg:y="197.21pt" draw:caption-point-x="-11.54pt" draw:caption-point-y="-7.94pt">
              <dc:date>2020-01-13T00:00:00</dc:date>
              <text:p text:style-name="P1">allows more than 150.000 nodes. This is specified in the FAQ http://jung.sourceforge.net/faq.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212.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212.26pt" draw:caption-point-x="-11.54pt" draw:caption-point-y="-22.99pt">
              <dc:date>2020-01-13T00:00:00</dc:date>
              <text:p text:style-name="P1">code is avaialble on source forge http://jung.sourceforge.net/</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212.26pt" draw:caption-point-x="-11.54pt" draw:caption-point-y="-22.99pt">
              <dc:date>2020-01-13T00:00:00</dc:date>
              <text:p text:style-name="P1">has an API and other software can communicate with it. http://jung.sourceforge.net/doc/api/index.html</text:p>
              <text:p text:style-name="P1"><text:tab/>-Angel Panizo</text:p>
            </office:annotation>
            <text:p>0.67</text:p>
          </table:table-cell>
          <table:table-cell table:style-name="ce26" table:formula="of:=2/7" office:value-type="float" office:value="0.285714285714286" calcext:value-type="float">
            <office:annotation draw:style-name="gr1" draw:text-style-name="P2" svg:width="299.2pt" svg:height="42.75pt" svg:x="1442.24pt" svg:y="212.26pt" draw:caption-point-x="-11.54pt" draw:caption-point-y="-22.99pt">
              <dc:date>2020-01-13T00:00:00</dc:date>
              <text:p text:style-name="P1">shape + orientation</text:p>
              <text:p text:style-name="P1"><text:tab/>-Angel Panizo</text:p>
            </office:annotation>
            <text:p>0.29</text:p>
          </table:table-cell>
          <table:table-cell table:style-name="ce26" table:formula="of:=5/5" office:value-type="float" office:value="1" calcext:value-type="float">
            <office:annotation draw:style-name="gr1" draw:text-style-name="P2" svg:width="320.6pt" svg:height="42.75pt" svg:x="1501pt" svg:y="212.26pt" draw:caption-point-x="-11.54pt" draw:caption-point-y="-22.99pt">
              <dc:date>2020-01-13T00:00:00</dc:date>
              <text:p text:style-name="P1">filter + zoom + highlight + grouping + multiview</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1" draw:text-style-name="P2" svg:width="368.31pt" svg:height="42.75pt" svg:x="266.8pt" svg:y="227.99pt" draw:caption-point-x="-11.54pt" draw:caption-point-y="-22.96pt">
              <dc:date>2020-01-13T00:00:00</dc:date>
              <text:p text:style-name="P1">No es una herramienta de SNA es una implementacion de un algoritmo de visualizacion de grafos (layaout) que se puede incluir como plugin de gephi</text:p>
              <text:p text:style-name="P1"><text:tab/>-Gema Bello Orgaz</text:p>
            </office:annotation>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8" office:value-type="float" office:value="1" calcext:value-type="float">
            <office:annotation draw:style-name="gr8" draw:text-style-name="P2" svg:width="267.56pt" svg:height="137.25pt" svg:x="367.54pt" svg:y="227.99pt" draw:caption-point-x="-11.54pt" draw:caption-point-y="-22.96pt">
              <dc:date>2020-01-13T00:00:00</dc:date>
              <text:p text:style-name="P1">- Centrality: Degree, Closeness, Betweenness, Laplace,</text:p>
              <text:p text:style-name="P1">-Clustering Coefficients</text:p>
              <text:p text:style-name="P1">-Degree</text:p>
              <text:p text:style-name="P1">-Components</text:p>
              <text:p text:style-name="P1">-Islands</text:p>
              <text:p text:style-name="P1">-Distribution of Distances</text:p>
              <text:p text:style-name="P1">-k-cores</text:p>
              <text:p text:style-name="P1"><text:tab/>-Gema Bello Orgaz</text:p>
            </office:annotation>
            <text:p>1.00</text:p>
          </table:table-cell>
          <table:table-cell table:style-name="ce8" office:value-type="float" office:value="1" calcext:value-type="float">
            <office:annotation draw:style-name="gr5" draw:text-style-name="P2" svg:width="199.28pt" svg:height="121.49pt" svg:x="435.83pt" svg:y="227.99pt" draw:caption-point-x="-11.54pt" draw:caption-point-y="-22.96pt">
              <dc:date>2020-01-13T00:00:00</dc:date>
              <text:p text:style-name="P1">-shortest Path </text:p>
              <text:p text:style-name="P1">-Walks with Limited Length between Two Vertices</text:p>
              <text:p text:style-name="P1">-Pathfinder</text:p>
              <text:p text:style-name="P1">-Critical Path Method</text:p>
              <text:p text:style-name="P1">-Hubs-Authorities</text:p>
              <text:p text:style-name="P1">-Proximity Prestige</text:p>
              <text:p text:style-name="P1"><text:tab/>-Gema Bello Orgaz</text:p>
            </office:annotation>
            <text:p>1.00</text:p>
          </table:table-cell>
          <table:table-cell table:style-name="ce8" office:value-type="float" office:value="0.33" calcext:value-type="float">
            <office:annotation draw:style-name="gr9" draw:text-style-name="P2" svg:width="125.4pt" svg:height="90pt" svg:x="546.18pt" svg:y="227.99pt" draw:caption-point-x="-11.54pt" draw:caption-point-y="-22.96pt">
              <dc:date>2020-01-13T00:00:00</dc:date>
              <text:p text:style-name="P1">non-overlapping methods:</text:p>
              <text:p text:style-name="P1">-Louvain Method</text:p>
              <text:p text:style-name="P1">- VOS Clustering</text:p>
              <text:p text:style-name="P1">- Hierarchical clustering</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227.99pt" draw:caption-point-x="-11.54pt" draw:caption-point-y="-22.96pt">
              <dc:date>2020-01-13T00:00:00</dc:date>
              <text:p text:style-name="P1">Structural holes</text:p>
              <text:p text:style-name="P1"><text:tab/>-Gema Bello Orgaz</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2" draw:text-style-name="P2" svg:width="236.49pt" svg:height="58.51pt" svg:x="870.04pt" svg:y="227.99pt" draw:caption-point-x="-11.54pt" draw:caption-point-y="-22.96pt">
              <dc:date>2020-01-13T00:00:00</dc:date>
              <text:p text:style-name="P1">-Edges</text:p>
              <text:p text:style-name="P1">-Temporal</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office:annotation draw:style-name="gr9" draw:text-style-name="P2" svg:width="120.61pt" svg:height="173.65pt" svg:x="1047.03pt" svg:y="186.18pt" draw:caption-point-x="-11.54pt" draw:caption-point-y="18.85pt">
              <dc:date>2020-01-13T00:00:00</dc:date>
              <text:p text:style-name="P1">Besides ordinary (directed, undirected, mixed) networks Pajek supports also</text:p>
              <text:p text:style-name="P1">multi-relational networks, 2-mode networks (bipartite (valued) graphs – networks</text:p>
              <text:p text:style-name="P1">between two disjoint sets of vertices), and temporal networks (dynamic graphs –</text:p>
              <text:p text:style-name="P1">networks changing over time).</text:p>
              <text:p text:style-name="P1"><text:tab/>-Gema Bello Orgaz</text:p>
            </office:annotation>
            <text:p>1.00</text:p>
          </table:table-cell>
          <table:table-cell table:style-name="ce23" office:value-type="float" office:value="1" calcext:value-type="float">
            <office:annotation draw:style-name="gr1" draw:text-style-name="P2" svg:width="116.65pt" svg:height="61.68pt" svg:x="1106.53pt" svg:y="218.52pt" draw:caption-point-x="-11.54pt" draw:caption-point-y="-13.49pt">
              <dc:date>2020-01-13T00:00:00</dc:date>
              <text:p text:style-name="P1">The current limit on the size of Pajek network is almost 10 million vertice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227.99pt" draw:caption-point-x="-11.54pt" draw:caption-point-y="-22.96pt">
              <dc:date>2020-01-13T00:00:00</dc:date>
              <text:p text:style-name="P1">centralized</text:p>
              <text:p text:style-name="P1"><text:tab/>-Gema Bello Orgaz</text:p>
            </office:annotation>
            <text:p>0.33</text:p>
          </table:table-cell>
          <table:table-cell table:style-name="ce23" office:value-type="string" calcext:value-type="string">
            <text:p>?¿</text:p>
          </table:table-cell>
          <table:table-cell table:number-columns-repeated="2" table:style-name="ce23" office:value-type="float" office:value="0.33" calcext:value-type="float">
            <text:p>0.33</text:p>
          </table:table-cell>
          <table:table-cell table:style-name="ce27" office:value-type="float" office:value="0.86" calcext:value-type="float">
            <office:annotation draw:style-name="gr1" draw:text-style-name="P2" svg:width="299.2pt" svg:height="42.75pt" svg:x="1442.24pt" svg:y="227.99pt" draw:caption-point-x="-11.54pt" draw:caption-point-y="-22.96pt">
              <dc:date>2020-01-13T00:00:00</dc:date>
              <text:p text:style-name="P1">size, orientation, color, shape, texture, saturation</text:p>
              <text:p text:style-name="P1"><text:tab/>-Gema Bello Orgaz</text:p>
            </office:annotation>
            <text:p>0.86</text:p>
          </table:table-cell>
          <table:table-cell table:style-name="ce27" office:value-type="float" office:value="0.6" calcext:value-type="float">
            <office:annotation draw:style-name="gr1" draw:text-style-name="P2" svg:width="320.6pt" svg:height="42.75pt" svg:x="1501pt" svg:y="227.99pt" draw:caption-point-x="-11.54pt" draw:caption-point-y="-22.96pt">
              <dc:date>2020-01-13T00:00:00</dc:date>
              <text:p text:style-name="P1">zoom, filter, highlight</text:p>
              <text:p text:style-name="P1"><text:tab/>-Gema Bello Orgaz</text:p>
            </office:annotation>
            <text:p>0.60</text:p>
          </table:table-cell>
          <table:table-cell table:number-columns-repeated="1003"/>
        </table:table-row>
        <table:table-row table:style-name="ro1">
          <table:table-cell table:style-name="ce2" office:value-type="string" calcext:value-type="string">
            <office:annotation draw:style-name="gr1" draw:text-style-name="P2" svg:width="368.31pt" svg:height="117.67pt" svg:x="266.8pt" svg:y="206.31pt" draw:caption-point-x="-11.54pt" draw:caption-point-y="14.46pt">
              <dc:date>2020-01-13T00:00:00</dc:date>
              <text:p text:style-name="P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p>
              <text:p text:style-name="P1"><text:tab/>-Gema Bello Orgaz</text:p>
            </office:annotation>
            <text:p>AllegroGraph <text:s/>--- is an ultra scalable, high-performance, and transactional Semantic Graph Database</text:p>
          </table:table-cell>
          <table:table-cell table:style-name="ce8" office:value-type="float" office:value="1" calcext:value-type="float">
            <text:p>1.00</text:p>
          </table:table-cell>
          <table:table-cell table:style-name="ce8" office:value-type="float" office:value="0.5" calcext:value-type="float">
            <office:annotation draw:style-name="gr4" draw:text-style-name="P2" svg:width="199.28pt" svg:height="74.24pt" svg:x="435.83pt" svg:y="243.75pt" draw:caption-point-x="-11.54pt" draw:caption-point-y="-22.99pt">
              <dc:date>2020-01-13T00:00:00</dc:date>
              <text:p text:style-name="P1">-AllegroGraph provides three primitive path finding operations: breadth-first, depth-first and bidirectional</text:p>
              <text:p text:style-name="P1">-Cliques</text:p>
              <text:p text:style-name="P1">-PageRank</text:p>
              <text:p text:style-name="P1"><text:tab/>-Gema Bello Orgaz</text:p>
            </office:annotation>
            <text:p>0.50</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243.75pt" draw:caption-point-x="-11.54pt" draw:caption-point-y="-22.99pt">
              <dc:date>2020-01-13T00:00:00</dc:date>
              <text:p text:style-name="P1">Edges, Text, Geographip and Temporal Data</text:p>
              <text:p text:style-name="P1"><text:tab/>-Gema Bello Orgaz</text:p>
            </office:annotation>
            <text:p>1.00</text:p>
          </table:table-cell>
          <table:table-cell table:number-columns-repeated="2" table:style-name="ce18" office:value-type="float" office:value="0" calcext:value-type="float">
            <text:p>0.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office:value-type="string" calcext:value-type="string">
            <office:annotation draw:style-name="gr7" draw:text-style-name="P2" svg:width="368.31pt" svg:height="42.72pt" svg:x="266.8pt" svg:y="259.51pt" draw:caption-point-x="-11.54pt" draw:caption-point-y="-22.99pt">
              <dc:date>2020-01-13T00:00:00</dc:date>
              <text:p text:style-name="P1">Solamente es una implementacion de CPM que visualiza los clusters</text:p>
              <text:p text:style-name="P1"><text:tab/>-Gema Bello Orgaz</text:p>
            </office:annotation>
            <text:p>GraphX Apache Spark --- module to perform graph-related parallel computation.</text:p>
          </table:table-cell>
          <table:table-cell table:style-name="ce9" table:formula="of:=0.8" office:value-type="float" office:value="0.8" calcext:value-type="float">
            <office:annotation draw:style-name="gr7" draw:text-style-name="P2" svg:width="267.56pt" svg:height="42.72pt" svg:x="367.54pt" svg:y="259.51pt" draw:caption-point-x="-11.54pt" draw:caption-point-y="-22.99pt">
              <dc:date>2020-01-13T00:00:00</dc:date>
              <text:p text:style-name="P1">deegree distribution + connected components + triangle count +</text:p>
              <text:p text:style-name="P1"><text:tab/>-Angel Panizo</text:p>
            </office:annotation>
            <text:p>0.80</text:p>
          </table:table-cell>
          <table:table-cell table:style-name="ce9" table:formula="of:=1/4" office:value-type="float" office:value="0.25" calcext:value-type="float">
            <office:annotation draw:style-name="gr7" draw:text-style-name="P2" svg:width="199.28pt" svg:height="42.72pt" svg:x="435.83pt" svg:y="259.51pt" draw:caption-point-x="-11.54pt" draw:caption-point-y="-22.99pt">
              <dc:date>2020-01-13T00:00:00</dc:date>
              <text:p text:style-name="P1">page rank +</text:p>
              <text:p text:style-name="P1"><text:tab/>-Angel Panizo</text:p>
            </office:annotation>
            <text:p>0.25</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7" draw:text-style-name="P2" svg:width="236.49pt" svg:height="42.72pt" svg:x="870.04pt" svg:y="259.51pt" draw:caption-point-x="-11.54pt" draw:caption-point-y="-22.99pt">
              <dc:date>2020-01-13T00:00:00</dc:date>
              <text:p text:style-name="P1">only graph</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259.51pt" draw:caption-point-x="-11.54pt" draw:caption-point-y="-22.99pt">
              <dc:date>2020-01-13T00:00:00</dc:date>
              <text:p text:style-name="P1">no extraction</text:p>
              <text:p text:style-name="P1"><text:tab/>-Angel Panizo</text:p>
            </office:annotation>
            <text:p>0.00</text:p>
          </table:table-cell>
          <table:table-cell table:style-name="ce18" table:formula="of:=3/3" office:value-type="float" office:value="1" calcext:value-type="float">
            <office:annotation draw:style-name="gr7" draw:text-style-name="P2" svg:width="120.61pt" svg:height="95.27pt" svg:x="1047.03pt" svg:y="233.23pt" draw:caption-point-x="-11.54pt" draw:caption-point-y="3.29pt">
              <dc:date>2020-01-13T00:00:00</dc:date>
              <text:p text:style-name="P1">directed weigthed multigraphs https://spark.apache.org/docs/latest/graphx-programming-guide.html#graph-operators</text:p>
              <text:p text:style-name="P1"><text:tab/>-Angel Panizo</text:p>
            </office:annotation>
            <text:p>1.00</text:p>
          </table:table-cell>
          <table:table-cell table:style-name="ce22" table:formula="of:=1" office:value-type="float" office:value="1" calcext:value-type="float">
            <office:annotation draw:style-name="gr7" draw:text-style-name="P2" svg:width="116.65pt" svg:height="42.72pt" svg:x="1106.53pt" svg:y="259.51pt" draw:caption-point-x="-11.54pt" draw:caption-point-y="-22.99pt">
              <dc:date>2020-01-13T00:00:00</dc:date>
              <text:p text:style-name="P1">build for big data</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274.59pt" svg:height="42.72pt" svg:x="1167.65pt" svg:y="259.51pt" draw:caption-point-x="-11.54pt" draw:caption-point-y="-22.99pt">
              <dc:date>2020-01-13T00:00:00</dc:date>
              <text:p text:style-name="P1">is build to run on spak</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357.96pt" svg:height="42.72pt" svg:x="1223.18pt" svg:y="259.51pt" draw:caption-point-x="-11.54pt" draw:caption-point-y="-22.99pt">
              <dc:date>2020-01-13T00:00:00</dc:date>
              <text:p text:style-name="P1">available on https://github.com/apache/spark/tree/master/graphx</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259.51pt" draw:caption-point-x="-11.54pt" draw:caption-point-y="-22.99pt">
              <dc:date>2020-01-13T00:00:00</dc:date>
              <text:p text:style-name="P1">has an API to connect with (revisar con GEMA si este no es un 1.0)</text:p>
              <text:p text:style-name="P1"><text:tab/>-Angel Panizo</text:p>
            </office:annotation>
            <text:p>0.67</text:p>
          </table:table-cell>
          <table:table-cell table:style-name="ce27" office:value-type="float" office:value="0" calcext:value-type="float">
            <office:annotation draw:style-name="gr7" draw:text-style-name="P2" svg:width="299.2pt" svg:height="42.72pt" svg:x="1442.24pt" svg:y="259.51pt" draw:caption-point-x="-11.54pt" draw:caption-point-y="-22.99pt">
              <dc:date>2020-01-13T00:00:00</dc:date>
              <text:p text:style-name="P1">no viz methods are avaible on graphx</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2" office:value-type="string" calcext:value-type="string">
            <text:p>Neo4j - Open source, scalable graph database</text:p>
          </table:table-cell>
          <table:table-cell table:style-name="ce8" office:value-type="float" office:value="1" calcext:value-type="float">
            <office:annotation draw:style-name="gr6" draw:text-style-name="P2" svg:width="267.56pt" svg:height="105.76pt" svg:x="367.54pt" svg:y="275.24pt" draw:caption-point-x="-11.54pt" draw:caption-point-y="-22.96pt">
              <dc:date>2020-01-13T00:00:00</dc:date>
              <text:p text:style-name="P1">Betweenness Centrality (algo.betweenness)</text:p>
              <text:p text:style-name="P1">Closeness Centrality (algo.closeness)</text:p>
              <text:p text:style-name="P1">Harmonic Centrality (algo.closeness.harmonic)</text:p>
              <text:p text:style-name="P1">Eigenvector Centrality (algo.eigenvector)</text:p>
              <text:p text:style-name="P1">Degree Centrality (algo.degree)</text:p>
              <text:p text:style-name="P1"><text:tab/>-Gema Bello Orgaz</text:p>
            </office:annotation>
            <text:p>1.00</text:p>
          </table:table-cell>
          <table:table-cell table:style-name="ce8" office:value-type="float" office:value="1" calcext:value-type="float">
            <office:annotation draw:style-name="gr10" draw:text-style-name="P2" svg:width="199.28pt" svg:height="152.99pt" svg:x="435.83pt" svg:y="275.24pt" draw:caption-point-x="-11.54pt" draw:caption-point-y="-22.96pt">
              <dc:date>2020-01-13T00:00:00</dc:date>
              <text:p text:style-name="P1">Minimum Weight Spanning Tree (algo.mst)</text:p>
              <text:p text:style-name="P1">Shortest Path (algo.shortestPath)</text:p>
              <text:p text:style-name="P1">Single Source Shortest Path (algo.shortestPath)</text:p>
              <text:p text:style-name="P1">All Pairs Shortest Path (algo.allShortestPaths)</text:p>
              <text:p text:style-name="P1">A* (algo.shortestPath.astar)</text:p>
              <text:p text:style-name="P1">Yen’s K-shortest paths (algo.kShortestPaths)</text:p>
              <text:p text:style-name="P1">Random Walk (algo.randomWalk)</text:p>
              <text:p text:style-name="P1">-PageRank</text:p>
              <text:p text:style-name="P1"><text:tab/>-Gema Bello Orgaz</text:p>
            </office:annotation>
            <text:p>1.00</text:p>
          </table:table-cell>
          <table:table-cell table:style-name="ce8" office:value-type="float" office:value="0.33" calcext:value-type="float">
            <office:annotation draw:style-name="gr5" draw:text-style-name="P2" svg:width="125.4pt" svg:height="151.26pt" svg:x="546.18pt" svg:y="260.36pt" draw:caption-point-x="-11.54pt" draw:caption-point-y="-8.08pt">
              <dc:date>2020-01-13T00:00:00</dc:date>
              <text:p text:style-name="P1">Louvain (algo.louvain)</text:p>
              <text:p text:style-name="P1">Label Propagation (algo.labelPropagation)</text:p>
              <text:p text:style-name="P1">Connected Components (algo.unionFind)</text:p>
              <text:p text:style-name="P1">Strongly Connected Components (algo.scc)</text:p>
              <text:p text:style-name="P1">Triangle Counting / Clustering Coefficient (algo.triangleCount)</text:p>
              <text:p text:style-name="P1">Balanced Triads (algo.balancedTriads)</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office:annotation draw:style-name="gr5" draw:text-style-name="P2" svg:width="303.93pt" svg:height="121.49pt" svg:x="802.6pt" svg:y="275.24pt" draw:caption-point-x="-11.54pt" draw:caption-point-y="-22.96pt">
              <dc:date>2020-01-13T00:00:00</dc:date>
              <text:p text:style-name="P1">Adamic Adar (algo.linkprediction.adamicAdar)</text:p>
              <text:p text:style-name="P1">Common Neighbors (algo.linkprediction.commonNeighbors)</text:p>
              <text:p text:style-name="P1">Preferential Attachment (algo.linkprediction.preferentialAttachment)</text:p>
              <text:p text:style-name="P1">Resource Allocation (algo.linkprediction.resourceAllocation)</text:p>
              <text:p text:style-name="P1">Same Community (algo.linkprediction.sameCommunity)</text:p>
              <text:p text:style-name="P1">Total Neighbors (algo.linkprediction.totalNeighbors)</text:p>
              <text:p text:style-name="P1"><text:tab/>-Gema Bello Orgaz</text:p>
            </office:annotation>
            <text:p>1.00</text:p>
          </table:table-cell>
          <table:table-cell table:style-name="ce18" table:formula="of:=2/3" office:value-type="float" office:value="0.666666666666667" calcext:value-type="float">
            <office:annotation draw:style-name="gr1" draw:text-style-name="P2" svg:width="236.49pt" svg:height="42.75pt" svg:x="870.04pt" svg:y="275.24pt" draw:caption-point-x="-11.54pt" draw:caption-point-y="-22.96pt">
              <dc:date>2020-01-13T00:00:00</dc:date>
              <text:p text:style-name="P1">Edges and Text</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text:p>1.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style-name="ce27" office:value-type="float" office:value="1" calcext:value-type="float">
            <office:annotation draw:style-name="gr4" draw:text-style-name="P2" svg:width="299.2pt" svg:height="74.24pt" svg:x="1442.24pt" svg:y="275.24pt" draw:caption-point-x="-11.54pt" draw:caption-point-y="-22.96pt">
              <dc:date>2020-01-13T00:00:00</dc:date>
              <text:p text:style-name="P1">Neo4j has two main visualization tools that are built and designed to work specifically with data in Neo4j’s graph database: Neo4j Browser and Neo4j Bloom:</text:p>
              <text:p text:style-name="P1">-https://neo4j.com/bloom/</text:p>
              <text:p text:style-name="P1">-https://neo4j.com/developer/neo4j-browser/</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office:value-type="string" calcext:value-type="string">
            <text:p>SparklingGraph --- Cross-platform tool to perform large-scale, distributed network computations with Apache Spark's GraphX module</text:p>
          </table:table-cell>
          <table:table-cell table:style-name="ce9" table:formula="of:=1" office:value-type="float" office:value="1" calcext:value-type="float">
            <office:annotation draw:style-name="gr1" draw:text-style-name="P2" svg:width="267.56pt" svg:height="42.75pt" svg:x="367.54pt" svg:y="291pt" draw:caption-point-x="-11.54pt" draw:caption-point-y="-22.99pt">
              <dc:date>2020-01-13T00:00:00</dc:date>
              <text:p text:style-name="P1">Graphx measuires and some extra ones</text:p>
              <text:p text:style-name="P1"><text:tab/>-Angel Panizo</text:p>
            </office:annotation>
            <text:p>1.00</text:p>
          </table:table-cell>
          <table:table-cell table:style-name="ce9" table:formula="of:=2/4" office:value-type="float" office:value="0.5" calcext:value-type="float">
            <office:annotation draw:style-name="gr1" draw:text-style-name="P2" svg:width="199.28pt" svg:height="42.75pt" svg:x="435.83pt" svg:y="291pt" draw:caption-point-x="-11.54pt" draw:caption-point-y="-22.99pt">
              <dc:date>2020-01-13T00:00:00</dc:date>
              <text:p text:style-name="P1">page rank + shortest path https://sparkling-graph.readthedocs.io/en/latest/</text:p>
              <text:p text:style-name="P1"><text:tab/>-Angel Panizo</text:p>
            </office:annotation>
            <text:p>0.50</text:p>
          </table:table-cell>
          <table:table-cell table:style-name="ce9" table:formula="of:=1/3" office:value-type="float" office:value="0.333333333333333" calcext:value-type="float">
            <office:annotation draw:style-name="gr1" draw:text-style-name="P2" svg:width="125.4pt" svg:height="42.75pt" svg:x="546.18pt" svg:y="291pt" draw:caption-point-x="-11.54pt" draw:caption-point-y="-22.99pt">
              <dc:date>2020-01-13T00:00:00</dc:date>
              <text:p text:style-name="P1">non-overlapping community detec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table:formula="of:=1" office:value-type="float" office:value="1" calcext:value-type="float">
            <office:annotation draw:style-name="gr1" draw:text-style-name="P2" svg:width="303.93pt" svg:height="42.75pt" svg:x="802.6pt" svg:y="291pt" draw:caption-point-x="-11.54pt" draw:caption-point-y="-22.99pt">
              <dc:date>2020-01-13T00:00:00</dc:date>
              <text:p text:style-name="P1">avilable on https://sparkling-graph.readthedocs.io/en/latest/</text:p>
              <text:p text:style-name="P1"><text:tab/>-Angel Panizo</text:p>
            </office:annotation>
            <text:p>1.00</text:p>
          </table:table-cell>
          <table:table-cell table:style-name="ce19" table:formula="of:=[.K16]" office:value-type="float" office:value="0.333333333333333" calcext:value-type="float">
            <office:annotation draw:style-name="gr1" draw:text-style-name="P2" svg:width="236.49pt" svg:height="42.75pt" svg:x="870.04pt" svg:y="291pt" draw:caption-point-x="-11.54pt" draw:caption-point-y="-22.99pt">
              <dc:date>2020-01-13T00:00:00</dc:date>
              <text:p text:style-name="P1">same as graphx</text:p>
              <text:p text:style-name="P1"><text:tab/>-Angel Panizo</text:p>
            </office:annotation>
            <text:p>0.33</text:p>
          </table:table-cell>
          <table:table-cell table:style-name="ce19" table:formula="of:=[.L16]" office:value-type="float" office:value="0" calcext:value-type="float">
            <text:p>0.00</text:p>
          </table:table-cell>
          <table:table-cell table:style-name="ce19" table:formula="of:=[.M16]" office:value-type="float" office:value="1" calcext:value-type="float">
            <text:p>1.00</text:p>
          </table:table-cell>
          <table:table-cell table:style-name="ce22" table:formula="of:=[.N16]" office:value-type="float" office:value="1" calcext:value-type="float">
            <office:annotation draw:style-name="gr1" draw:text-style-name="P2" svg:width="116.65pt" svg:height="42.75pt" svg:x="1106.53pt" svg:y="291pt" draw:caption-point-x="-11.54pt" draw:caption-point-y="-22.99pt">
              <dc:date>2020-01-13T00:00:00</dc:date>
              <text:p text:style-name="P1">uses graphx under the hood</text:p>
              <text:p text:style-name="P1"><text:tab/>-Angel Panizo</text:p>
            </office:annotation>
            <text:p>1.00</text:p>
          </table:table-cell>
          <table:table-cell table:style-name="ce22" table:formula="of:=[.O16]" office:value-type="string" office:string-value="?¿" calcext:value-type="string">
            <text:p>?¿</text:p>
          </table:table-cell>
          <table:table-cell table:style-name="ce22" table:formula="of:=[.P16]" office:value-type="float" office:value="1" calcext:value-type="float">
            <text:p>1.00</text:p>
          </table:table-cell>
          <table:table-cell table:style-name="ce22" table:formula="of:=[.Q16]" office:value-type="string" office:string-value="?¿" calcext:value-type="string">
            <text:p>?¿</text:p>
          </table:table-cell>
          <table:table-cell table:style-name="ce22" table:formula="of:=[.R16]" office:value-type="float" office:value="1" calcext:value-type="float">
            <text:p>1.00</text:p>
          </table:table-cell>
          <table:table-cell table:style-name="ce22" table:formula="of:=[.S16]" office:value-type="float" office:value="0.666666666666667" calcext:value-type="float">
            <text:p>0.67</text:p>
          </table:table-cell>
          <table:table-cell table:style-name="ce26" table:formula="of:=[.T16]" office:value-type="float" office:value="0" calcext:value-type="float">
            <text:p>0.00</text:p>
          </table:table-cell>
          <table:table-cell table:style-name="ce26" table:formula="of:=[.U16]" office:value-type="float" office:value="0" calcext:value-type="float">
            <text:p>0.00</text:p>
          </table:table-cell>
          <table:table-cell table:number-columns-repeated="1003"/>
        </table:table-row>
        <table:table-row table:style-name="ro1">
          <table:table-cell table:style-name="ce2" office:value-type="string" calcext:value-type="string">
            <text:p>igraph --- a collection of network analysis tools with the emphasis on efficiency, portability and ease of use</text:p>
          </table:table-cell>
          <table:table-cell table:style-name="ce8" office:value-type="float" office:value="1" calcext:value-type="float">
            <office:annotation draw:style-name="gr2" draw:text-style-name="P2" svg:width="267.56pt" svg:height="58.51pt" svg:x="367.54pt" svg:y="306.74pt" draw:caption-point-x="-11.54pt" draw:caption-point-y="-22.96pt">
              <dc:date>2020-01-13T00:00:00</dc:date>
              <text:p text:style-name="P1">diameter + degree distribution + connected components + transitivity</text:p>
              <text:p text:style-name="P1">https://igraph.org/python/doc/identifier-index.html#D</text:p>
              <text:p text:style-name="P1"><text:tab/>-Angel Panizo</text:p>
            </office:annotation>
            <text:p>1.00</text:p>
          </table:table-cell>
          <table:table-cell table:style-name="ce8" office:value-type="float" office:value="1" calcext:value-type="float">
            <office:annotation draw:style-name="gr2" draw:text-style-name="P2" svg:width="199.28pt" svg:height="61.68pt" svg:x="435.83pt" svg:y="305.15pt" draw:caption-point-x="-11.54pt" draw:caption-point-y="-21.37pt">
              <dc:date>2020-01-13T00:00:00</dc:date>
              <text:p text:style-name="P1">page rank + shortsest paths + cohesion + spanning tree</text:p>
              <text:p text:style-name="P1">https://igraph.org/python/doc/identifier-index.html#D</text:p>
              <text:p text:style-name="P1"><text:tab/>-Angel Panizo</text:p>
            </office:annotation>
            <text:p>1.00</text:p>
          </table:table-cell>
          <table:table-cell table:style-name="ce9" table:formula="of:=1/3" office:value-type="float" office:value="0.333333333333333" calcext:value-type="float">
            <office:annotation draw:style-name="gr1" draw:text-style-name="P2" svg:width="125.4pt" svg:height="42.75pt" svg:x="546.18pt" svg:y="306.74pt" draw:caption-point-x="-11.54pt" draw:caption-point-y="-22.96pt">
              <dc:date>2020-01-13T00:00:00</dc:date>
              <text:p text:style-name="P1">non-overlaping communities</text:p>
              <text:p text:style-name="P1"><text:tab/>-Angel Panizo</text:p>
            </office:annotation>
            <text:p>0.33</text:p>
          </table:table-cell>
          <table:table-cell table:style-name="ce8" office:value-type="float" office:value="0" calcext:value-type="float">
            <office:annotation draw:style-name="gr1" draw:text-style-name="P2" svg:width="89.69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167.5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234.94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269.91pt" svg:height="42.75pt" svg:x="671.58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306.74pt" draw:caption-point-x="-11.54pt" draw:caption-point-y="-22.96pt">
              <dc:date>2020-01-13T00:00:00</dc:date>
              <text:p text:style-name="P1">not available</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306.74pt" draw:caption-point-x="-11.54pt" draw:caption-point-y="-22.96pt">
              <dc:date>2020-01-13T00:00:00</dc:date>
              <text:p text:style-name="P1">only graphs without time</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306.74pt" draw:caption-point-x="-11.54pt" draw:caption-point-y="-22.96pt">
              <dc:date>2020-01-13T00:00:00</dc:date>
              <text:p text:style-name="P1">no extraction availabl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306.74pt" draw:caption-point-x="-11.54pt" draw:caption-point-y="-22.96pt">
              <dc:date>2020-01-13T00:00:00</dc:date>
              <text:p text:style-name="P1">weight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106.47pt" svg:x="1106.53pt" svg:y="274.88pt" draw:caption-point-x="-11.54pt" draw:caption-point-y="8.9pt">
              <dc:date>2020-01-13T00:00:00</dc:date>
              <text:p text:style-name="P1">2billons as maximum theoretical limit as uses 32 bits integer. This is too high for any computer alone, but as igraph has linear method i have considered at least more than 100.000</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06.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06.74pt" draw:caption-point-x="-11.54pt" draw:caption-point-y="-22.96pt">
              <dc:date>2020-01-13T00:00:00</dc:date>
              <text:p text:style-name="P1">code avialable on https://github.com/igraph</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306.74pt" draw:caption-point-x="-11.54pt" draw:caption-point-y="-22.96pt">
              <dc:date>2020-01-13T00:00:00</dc:date>
              <text:p text:style-name="P1">has API to communicate with it</text:p>
              <text:p text:style-name="P1"><text:tab/>-Angel Panizo</text:p>
            </office:annotation>
            <text:p>0.67</text:p>
          </table:table-cell>
          <table:table-cell table:style-name="ce26" table:formula="of:=5/7" office:value-type="float" office:value="0.714285714285714" calcext:value-type="float">
            <office:annotation draw:style-name="gr1" draw:text-style-name="P2" svg:width="299.2pt" svg:height="42.75pt" svg:x="1442.24pt" svg:y="306.74pt" draw:caption-point-x="-11.54pt" draw:caption-point-y="-22.96pt">
              <dc:date>2020-01-13T00:00:00</dc:date>
              <text:p text:style-name="P1">color + saturation +size + orientation + shape +</text:p>
              <text:p text:style-name="P1"><text:tab/>-Angel Panizo</text:p>
            </office:annotation>
            <text:p>0.71</text:p>
          </table:table-cell>
          <table:table-cell table:style-name="ce27" office:value-type="float" office:value="0" calcext:value-type="float">
            <office:annotation draw:style-name="gr1" draw:text-style-name="P2" svg:width="320.6pt" svg:height="42.75pt" svg:x="1501pt" svg:y="306.74pt" draw:caption-point-x="-11.54pt" draw:caption-point-y="-22.96pt">
              <dc:date>2020-01-13T00:00:00</dc:date>
              <text:p text:style-name="P1">no interaction available only static images</text:p>
              <text:p text:style-name="P1"><text:tab/>-Angel Panizo</text:p>
            </office:annotation>
            <text:p>0.00</text:p>
          </table:table-cell>
          <table:table-cell table:number-columns-repeated="1003"/>
        </table:table-row>
        <table:table-row table:style-name="ro1">
          <table:table-cell table:style-name="ce2" office:value-type="string" calcext:value-type="string">
            <text:p>Circulo --- a "Community Detection" Evaluation Framework written primarily in Python</text:p>
          </table:table-cell>
          <table:table-cell table:style-name="ce8" office:value-type="float" office:value="1" calcext:value-type="float">
            <office:annotation draw:style-name="gr1" draw:text-style-name="P2" svg:width="267.56pt" svg:height="42.75pt" svg:x="367.54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C19]" office:value-type="float" office:value="1" calcext:value-type="float">
            <office:annotation draw:style-name="gr1" draw:text-style-name="P2" svg:width="199.28pt" svg:height="42.75pt" svg:x="435.83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2/3" office:value-type="float" office:value="0.666666666666667" calcext:value-type="float">
            <office:annotation draw:style-name="gr1" draw:text-style-name="P2" svg:width="125.4pt" svg:height="72.88pt" svg:x="546.18pt" svg:y="307.45pt" draw:caption-point-x="-11.54pt" draw:caption-point-y="-7.94pt">
              <dc:date>2020-01-13T00:00:00</dc:date>
              <text:p text:style-name="P1">overlapping and non overlaping methods <text:s/>https://github.com/Lab41/Circulo/tree/master/circulo/algorithms</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text:p>0.33</text:p>
          </table:table-cell>
          <table:table-cell table:style-name="ce18" office:value-type="float" office:value="0" calcext:value-type="float">
            <text:p>0.00</text:p>
          </table:table-cell>
          <table:table-cell table:style-name="ce18" table:formula="of:=2/3" office:value-type="float" office:value="0.666666666666667" calcext:value-type="float">
            <text:p>0.67</text:p>
          </table:table-cell>
          <table:table-cell table:style-name="ce22" table:formula="of:=[.N19]" office:value-type="float" office:value="1" calcext:value-type="float">
            <office:annotation draw:style-name="gr1" draw:text-style-name="P2" svg:width="116.65pt" svg:height="42.75pt" svg:x="1106.53pt" svg:y="322.5pt" draw:caption-point-x="-11.54pt" draw:caption-point-y="-22.99pt">
              <dc:date>2020-01-13T00:00:00</dc:date>
              <text:p text:style-name="P1">below uses igraph</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22.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22.5pt" draw:caption-point-x="-11.54pt" draw:caption-point-y="-22.99pt">
              <dc:date>2020-01-13T00:00:00</dc:date>
              <text:p text:style-name="P1">code avialble on github Lab41/circulo</text:p>
              <text:p text:style-name="P1"><text:tab/>-Angel Panizo</text:p>
            </office:annotation>
            <text:p>1.00</text:p>
          </table:table-cell>
          <table:table-cell table:style-name="ce22" table:formula="of:=2/3" office:value-type="float" office:value="0.666666666666667" calcext:value-type="float">
            <text:p>0.67</text:p>
          </table:table-cell>
          <table:table-cell table:style-name="ce27" table:formula="of:=[.T19]" office:value-type="float" office:value="0.714285714285714" calcext:value-type="float">
            <office:annotation draw:style-name="gr1" draw:text-style-name="P2" svg:width="299.2pt" svg:height="42.75pt" svg:x="1442.24pt" svg:y="322.5pt" draw:caption-point-x="-11.54pt" draw:caption-point-y="-22.99pt">
              <dc:date>2020-01-13T00:00:00</dc:date>
              <text:p text:style-name="P1">usses igraph under the hood</text:p>
              <text:p text:style-name="P1"><text:tab/>-Angel Panizo</text:p>
            </office:annotation>
            <text:p>0.71</text:p>
          </table:table-cell>
          <table:table-cell table:style-name="ce27" table:formula="of:=[.U19]" office:value-type="float" office:value="0" calcext:value-type="float">
            <office:annotation draw:style-name="gr1" draw:text-style-name="P2" svg:width="320.6pt" svg:height="42.75pt" svg:x="1501pt" svg:y="322.5pt" draw:caption-point-x="-11.54pt" draw:caption-point-y="-22.99pt">
              <dc:date>2020-01-13T00:00:00</dc:date>
              <text:p text:style-name="P1">usese igraph under the hood</text:p>
              <text:p text:style-name="P1"><text:tab/>-Angel Panizo</text:p>
            </office:annotation>
            <text:p>0.00</text:p>
          </table:table-cell>
          <table:table-cell table:number-columns-repeated="1003"/>
        </table:table-row>
        <table:table-row table:style-name="ro1">
          <table:table-cell table:style-name="ce3" office:value-type="string" calcext:value-type="string">
            <text:p>Stanford Network Analysis Platform (SNAP) --- a general purpose, high performance system for analysis and manipulation of large networks</text:p>
          </table:table-cell>
          <table:table-cell table:style-name="ce9" table:formula="of:=1" office:value-type="float" office:value="1" calcext:value-type="float">
            <office:annotation draw:style-name="gr1" draw:text-style-name="P2" svg:width="267.56pt" svg:height="42.75pt" svg:x="367.54pt" svg:y="338.26pt" draw:caption-point-x="-11.54pt" draw:caption-point-y="-22.99pt">
              <dc:date>2020-01-13T00:00:00</dc:date>
              <text:p text:style-name="P1">connected components + closter coeficient + degree distribution ... etc. Exctracted from paper</text:p>
              <text:p text:style-name="P1"><text:tab/>-Angel Panizo</text:p>
            </office:annotation>
            <text:p>1.00</text:p>
          </table:table-cell>
          <table:table-cell table:style-name="ce9" table:formula="of:=1" office:value-type="float" office:value="1" calcext:value-type="float">
            <office:annotation draw:style-name="gr1" draw:text-style-name="P2" svg:width="199.28pt" svg:height="42.75pt" svg:x="435.83pt" svg:y="338.26pt" draw:caption-point-x="-11.54pt" draw:caption-point-y="-22.99pt">
              <dc:date>2020-01-13T00:00:00</dc:date>
              <text:p text:style-name="P1">page rank and hits + shortest path + minimum cut + spanning trees</text:p>
              <text:p text:style-name="P1"><text:tab/>-Angel Panizo</text:p>
            </office:annotation>
            <text:p>1.00</text:p>
          </table:table-cell>
          <table:table-cell table:style-name="ce9" table:formula="of:=0.67" office:value-type="float" office:value="0.67" calcext:value-type="float">
            <office:annotation draw:style-name="gr1" draw:text-style-name="P2" svg:width="125.4pt" svg:height="42.75pt" svg:x="546.18pt" svg:y="338.26pt" draw:caption-point-x="-11.54pt" draw:caption-point-y="-22.99pt">
              <dc:date>2020-01-13T00:00:00</dc:date>
              <text:p text:style-name="P1">overlaping and non-overlaping. From paper</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338.26pt" draw:caption-point-x="-11.54pt" draw:caption-point-y="-22.99pt">
              <dc:date>2020-01-13T00:00:00</dc:date>
              <text:p text:style-name="P1">the paper indicates that have been used for information diffusion</text:p>
              <text:p text:style-name="P1"><text:tab/>-Angel Panizo</text:p>
            </office:annotation>
            <text:p>1.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03.93pt" svg:height="42.75pt" svg:x="802.6pt" svg:y="338.26pt" draw:caption-point-x="-11.54pt" draw:caption-point-y="-22.99pt">
              <dc:date>2020-01-13T00:00:00</dc:date>
              <text:p text:style-name="P1">paper indicates link and missing node prediction</text:p>
              <text:p text:style-name="P1"><text:tab/>-Angel Panizo</text:p>
            </office:annotation>
            <text:p>1.00</text:p>
          </table:table-cell>
          <table:table-cell table:style-name="ce18" table:formula="of:=2/3" office:value-type="float" office:value="0.666666666666667" calcext:value-type="float">
            <office:annotation draw:style-name="gr1" draw:text-style-name="P2" svg:width="236.49pt" svg:height="42.75pt" svg:x="870.04pt" svg:y="338.26pt" draw:caption-point-x="-11.54pt" draw:caption-point-y="-22.99pt">
              <dc:date>2020-01-13T00:00:00</dc:date>
              <text:p text:style-name="P1">graph and time https://github.com/snap-stanford/snap</text:p>
              <text:p text:style-name="P1"><text:tab/>-Angel Panizo</text:p>
            </office:annotation>
            <text:p>0.67</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338.26pt" draw:caption-point-x="-11.54pt" draw:caption-point-y="-22.99pt">
              <dc:date>2020-01-13T00:00:00</dc:date>
              <text:p text:style-name="P1">weigth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72.88pt" svg:x="1106.53pt" svg:y="323.21pt" draw:caption-point-x="-11.54pt" draw:caption-point-y="-7.94pt">
              <dc:date>2020-01-13T00:00:00</dc:date>
              <text:p text:style-name="P1">they indicate hundred of millions nodes in their web http://snap.stanford.edu/snap/index.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38.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338.26pt" draw:caption-point-x="-11.54pt" draw:caption-point-y="-22.99pt">
              <dc:date>2020-01-13T00:00:00</dc:date>
              <text:p text:style-name="P1">code vailable on https://github.com/snap-stanford/snap</text:p>
              <text:p text:style-name="P1"><text:tab/>-Angel Panizo</text:p>
            </office:annotation>
            <text:p>1.00</text:p>
          </table:table-cell>
          <table:table-cell table:style-name="ce23" office:value-type="float" office:value="0.67" calcext:value-type="float">
            <office:annotation draw:style-name="gr1" draw:text-style-name="P2" svg:width="302.4pt" svg:height="42.75pt" svg:x="1358.9pt" svg:y="338.26pt" draw:caption-point-x="-11.54pt" draw:caption-point-y="-22.99pt">
              <dc:date>2020-01-13T00:00:00</dc:date>
              <text:p text:style-name="P1">has an API to communicate with</text:p>
              <text:p text:style-name="P1"><text:tab/>-Angel Panizo</text:p>
            </office:annotation>
            <text:p>0.67</text:p>
          </table:table-cell>
          <table:table-cell table:style-name="ce27" office:value-type="float" office:value="0" calcext:value-type="float">
            <office:annotation draw:style-name="gr1" draw:text-style-name="P2" svg:width="299.2pt" svg:height="42.75pt" svg:x="1442.24pt" svg:y="338.26pt" draw:caption-point-x="-11.54pt" draw:caption-point-y="-22.99pt">
              <dc:date>2020-01-13T00:00:00</dc:date>
              <text:p text:style-name="P1">No viz available</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4" office:value-type="string" calcext:value-type="string">
            <office:annotation draw:style-name="gr1" draw:text-style-name="P2" svg:width="368.31pt" svg:height="42.75pt" svg:x="266.8pt" svg:y="353.99pt" draw:caption-point-x="-11.54pt" draw:caption-point-y="-22.96pt">
              <dc:date>2020-01-13T00:00:00</dc:date>
              <text:p text:style-name="P1">this application has very little information is only added to becuase is used by network workbench</text:p>
              <text:p text:style-name="P1"><text:tab/>-Angel Panizo</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0" table:number-columns-repeated="4"/>
          <table:table-cell table:style-name="ce14" table:number-columns-repeated="2"/>
          <table:table-cell table:style-name="ce10" table:number-columns-repeated="12"/>
          <table:table-cell table:style-name="ce26" table:formula="of:=6/7" office:value-type="float" office:value="0.857142857142857" calcext:value-type="float">
            <office:annotation draw:style-name="gr1" draw:text-style-name="P2" svg:width="299.2pt" svg:height="42.75pt" svg:x="1442.24pt" svg:y="353.99pt" draw:caption-point-x="-11.54pt" draw:caption-point-y="-22.96pt">
              <dc:date>2020-01-13T00:00:00</dc:date>
              <text:p text:style-name="P1">color + shape + texture + size + saturation + position</text:p>
              <text:p text:style-name="P1"><text:tab/>-Angel Panizo</text:p>
            </office:annotation>
            <text:p>0.86</text:p>
          </table:table-cell>
          <table:table-cell table:style-name="ce26" table:formula="of:=4/5" office:value-type="float" office:value="0.8" calcext:value-type="float">
            <office:annotation draw:style-name="gr1" draw:text-style-name="P2" svg:width="320.6pt" svg:height="42.75pt" svg:x="1501pt" svg:y="353.99pt" draw:caption-point-x="-11.54pt" draw:caption-point-y="-22.96pt">
              <dc:date>2020-01-13T00:00:00</dc:date>
              <text:p text:style-name="P1">highlight + zoom + multiview + filter</text:p>
              <text:p text:style-name="P1"><text:tab/>-Angel Panizo</text:p>
            </office:annotation>
            <text:p>0.80</text:p>
          </table:table-cell>
          <table:table-cell table:number-columns-repeated="1003"/>
        </table:table-row>
        <table:table-row table:style-name="ro1" table:number-rows-repeated="916">
          <table:table-cell table:style-name="ce5"/>
          <table:table-cell table:number-columns-repeated="4"/>
          <table:table-cell table:style-name="ce15" table:number-columns-repeated="2"/>
          <table:table-cell table:number-columns-repeated="1017"/>
        </table:table-row>
        <table:table-row table:style-name="ro2" table:number-rows-repeated="1047637">
          <table:table-cell table:number-columns-repeated="1024"/>
        </table:table-row>
        <table:table-row table:style-name="ro2">
          <table:table-cell table:number-columns-repeated="1024"/>
        </table:table-row>
      </table:table>
      <table:table table:name="aggregated" table:style-name="ta2">
        <table:table-column table:style-name="co22" table:default-cell-style-name="Default"/>
        <table:table-column table:style-name="co23" table:default-cell-style-name="Default"/>
        <table:table-column table:style-name="co2" table:default-cell-style-name="Default"/>
        <table:table-column table:style-name="co21" table:number-columns-repeated="3" table:default-cell-style-name="Default"/>
        <table:table-column table:style-name="co24" table:default-cell-style-name="Default"/>
        <table:table-column table:style-name="co21" table:number-columns-repeated="1017" table:default-cell-style-name="Default"/>
        <table:table-row table:style-name="ro1">
          <table:table-cell table:style-name="ce29"/>
          <table:table-cell table:style-name="ce31" office:value-type="string" calcext:value-type="string">
            <text:p>Pattern and Knowledge discovery</text:p>
          </table:table-cell>
          <table:table-cell table:style-name="ce33" office:value-type="string" calcext:value-type="string">
            <text:p>Information Fusion</text:p>
          </table:table-cell>
          <table:table-cell table:style-name="ce21" office:value-type="string" calcext:value-type="string">
            <text:p>Scalability</text:p>
          </table:table-cell>
          <table:table-cell table:style-name="ce36" office:value-type="string" calcext:value-type="string">
            <text:p>Visualization</text:p>
          </table:table-cell>
          <table:table-cell table:style-name="ce38" office:value-type="string" calcext:value-type="string">
            <text:p>Total (C4)</text:p>
          </table:table-cell>
          <table:table-cell table:number-columns-repeated="1018"/>
        </table:table-row>
        <table:table-row table:style-name="ro1">
          <table:table-cell table:style-name="ce30"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32" table:formula="of:=SUM([$unaggregated.B3:.J3])/7" office:value-type="float" office:value="0.44047619047619" calcext:value-type="float">
            <text:p>0.44</text:p>
          </table:table-cell>
          <table:table-cell table:style-name="ce34" table:formula="of:=SUM([$unaggregated.K3:.M3])/3" office:value-type="float" office:value="0.333333333333333" calcext:value-type="float">
            <text:p>0.33</text:p>
          </table:table-cell>
          <table:table-cell table:style-name="ce35" table:formula="of:=SUM(([$unaggregated.N3:.S3]))/4" office:value-type="float" office:value="0.414166666666667" calcext:value-type="float">
            <text:p>0.41</text:p>
          </table:table-cell>
          <table:table-cell table:style-name="ce37" table:formula="of:=SUM([$unaggregated.T3:.U3])/2" office:value-type="float" office:value="0.557142857142857" calcext:value-type="float">
            <text:p>0.56</text:p>
          </table:table-cell>
          <table:table-cell table:style-name="ce39" table:formula="of:=1/4*ABS(([.B2]+[.D2])*([.C2]+[.E2]))" office:value-type="float" office:value="0.190259778911565" calcext:value-type="float">
            <text:p>0.19</text:p>
          </table:table-cell>
          <table:table-cell table:number-columns-repeated="1018"/>
        </table:table-row>
        <table:table-row table:style-name="ro1">
          <table:table-cell table:style-name="ce30"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32" table:formula="of:=SUM([$unaggregated.B4:.J4])/7" office:value-type="float" office:value="0.654761904761905" calcext:value-type="float">
            <text:p>0.65</text:p>
          </table:table-cell>
          <table:table-cell table:style-name="ce34" table:formula="of:=SUM([$unaggregated.K4:.M4])/3" office:value-type="float" office:value="0.888888888888889" calcext:value-type="float">
            <text:p>0.89</text:p>
          </table:table-cell>
          <table:table-cell table:style-name="ce35" table:formula="of:=SUM(([$unaggregated.N4:.S4]))/4" office:value-type="float" office:value="0.665833333333333" calcext:value-type="float">
            <text:p>0.67</text:p>
          </table:table-cell>
          <table:table-cell table:style-name="ce37" table:formula="of:=SUM([$unaggregated.T4:.U4])/2" office:value-type="float" office:value="0.685714285714286" calcext:value-type="float">
            <text:p>0.69</text:p>
          </table:table-cell>
          <table:table-cell table:style-name="ce39" table:formula="of:=1/4*ABS(([.B3]+[.D3])*([.C3]+[.E3]))" office:value-type="float" office:value="0.519853363567649" calcext:value-type="float">
            <text:p>0.52</text:p>
          </table:table-cell>
          <table:table-cell table:number-columns-repeated="1018"/>
        </table:table-row>
        <table:table-row table:style-name="ro1">
          <table:table-cell table:style-name="ce30"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32" table:formula="of:=SUM([$unaggregated.B5:.J5])/7" office:value-type="float" office:value="0.332857142857143" calcext:value-type="float">
            <text:p>0.33</text:p>
          </table:table-cell>
          <table:table-cell table:style-name="ce34" table:formula="of:=SUM([$unaggregated.K5:.M5])/3" office:value-type="float" office:value="0.666666666666667" calcext:value-type="float">
            <text:p>0.67</text:p>
          </table:table-cell>
          <table:table-cell table:style-name="ce35" table:formula="of:=SUM(([$unaggregated.N5:.S5]))/4" office:value-type="float" office:value="0.330833333333333" calcext:value-type="float">
            <text:p>0.33</text:p>
          </table:table-cell>
          <table:table-cell table:style-name="ce37" table:formula="of:=SUM([$unaggregated.T5:.U5])/2" office:value-type="float" office:value="0.857142857142857" calcext:value-type="float">
            <text:p>0.86</text:p>
          </table:table-cell>
          <table:table-cell table:style-name="ce39" table:formula="of:=1/4*ABS(([.B4]+[.D4])*([.C4]+[.E4]))" office:value-type="float" office:value="0.252834467120181" calcext:value-type="float">
            <text:p>0.25</text:p>
          </table:table-cell>
          <table:table-cell table:number-columns-repeated="1018"/>
        </table:table-row>
        <table:table-row table:style-name="ro1">
          <table:table-cell table:style-name="ce30"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32" table:formula="of:=SUM([$unaggregated.B6:.J6])/7" office:value-type="float" office:value="0.844285714285714" calcext:value-type="float">
            <text:p>0.84</text:p>
          </table:table-cell>
          <table:table-cell table:style-name="ce34" table:formula="of:=SUM([$unaggregated.K6:.M6])/3" office:value-type="float" office:value="0.666666666666667" calcext:value-type="float">
            <text:p>0.67</text:p>
          </table:table-cell>
          <table:table-cell table:style-name="ce35" table:formula="of:=SUM(([$unaggregated.N6:.S6]))/4" office:value-type="float" office:value="0.5" calcext:value-type="float">
            <text:p>0.50</text:p>
          </table:table-cell>
          <table:table-cell table:style-name="ce37" table:formula="of:=SUM([$unaggregated.T6:.U6])/2" office:value-type="float" office:value="1" calcext:value-type="float">
            <text:p>1.00</text:p>
          </table:table-cell>
          <table:table-cell table:style-name="ce39" table:formula="of:=1/4*ABS(([.B5]+[.D5])*([.C5]+[.E5]))" office:value-type="float" office:value="0.560119047619048" calcext:value-type="float">
            <text:p>0.56</text:p>
          </table:table-cell>
          <table:table-cell table:number-columns-repeated="1018"/>
        </table:table-row>
        <table:table-row table:style-name="ro1">
          <table:table-cell table:style-name="ce30"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32" table:formula="of:=SUM([$unaggregated.B7:.J7])/7" office:value-type="float" office:value="0.333333333333333" calcext:value-type="float">
            <text:p>0.33</text:p>
          </table:table-cell>
          <table:table-cell table:style-name="ce34" table:formula="of:=SUM([$unaggregated.K7:.M7])/3" office:value-type="float" office:value="1" calcext:value-type="float">
            <text:p>1.00</text:p>
          </table:table-cell>
          <table:table-cell table:style-name="ce35" table:formula="of:=SUM(([$unaggregated.N7:.S7]))/4" office:value-type="float" office:value="1" calcext:value-type="float">
            <text:p>1.00</text:p>
          </table:table-cell>
          <table:table-cell table:style-name="ce37" table:formula="of:=SUM([$unaggregated.T7:.U7])/2" office:value-type="float" office:value="1" calcext:value-type="float">
            <text:p>1.00</text:p>
          </table:table-cell>
          <table:table-cell table:style-name="ce39" table:formula="of:=1/4*ABS(([.B6]+[.D6])*([.C6]+[.E6]))" office:value-type="float" office:value="0.666666666666667" calcext:value-type="float">
            <text:p>0.67</text:p>
          </table:table-cell>
          <table:table-cell table:number-columns-repeated="1018"/>
        </table:table-row>
        <table:table-row table:style-name="ro1">
          <table:table-cell table:style-name="ce30"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32" table:formula="of:=SUM([$unaggregated.B8:.J8])/7" office:value-type="float" office:value="0.666666666666667" calcext:value-type="float">
            <text:p>0.67</text:p>
          </table:table-cell>
          <table:table-cell table:style-name="ce34" table:formula="of:=SUM([$unaggregated.K8:.M8])/3" office:value-type="float" office:value="0.333333333333333" calcext:value-type="float">
            <text:p>0.33</text:p>
          </table:table-cell>
          <table:table-cell table:style-name="ce35" table:formula="of:=SUM(([$unaggregated.N8:.S8]))/4" office:value-type="float" office:value="0.5825" calcext:value-type="float">
            <text:p>0.58</text:p>
          </table:table-cell>
          <table:table-cell table:style-name="ce37" table:formula="of:=SUM([$unaggregated.T8:.U8])/2" office:value-type="float" office:value="0.928571428571429" calcext:value-type="float">
            <text:p>0.93</text:p>
          </table:table-cell>
          <table:table-cell table:style-name="ce39" table:formula="of:=1/4*ABS(([.B7]+[.D7])*([.C7]+[.E7]))" office:value-type="float" office:value="0.394082341269841" calcext:value-type="float">
            <text:p>0.39</text:p>
          </table:table-cell>
          <table:table-cell table:number-columns-repeated="1018"/>
        </table:table-row>
        <table:table-row table:style-name="ro1">
          <table:table-cell table:style-name="ce30"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32" table:formula="of:=SUM([$unaggregated.B9:.J9])/7" office:value-type="float" office:value="0.345238095238095" calcext:value-type="float">
            <text:p>0.35</text:p>
          </table:table-cell>
          <table:table-cell table:style-name="ce34" table:formula="of:=SUM([$unaggregated.K9:.M9])/3" office:value-type="float" office:value="0.444444444444444" calcext:value-type="float">
            <text:p>0.44</text:p>
          </table:table-cell>
          <table:table-cell table:style-name="ce35" table:formula="of:=SUM(([$unaggregated.N9:.S9]))/4" office:value-type="float" office:value="0.664166666666667" calcext:value-type="float">
            <text:p>0.66</text:p>
          </table:table-cell>
          <table:table-cell table:style-name="ce37" table:formula="of:=SUM([$unaggregated.T9:.U9])/2" office:value-type="float" office:value="0.928571428571429" calcext:value-type="float">
            <text:p>0.93</text:p>
          </table:table-cell>
          <table:table-cell table:style-name="ce39" table:formula="of:=1/4*ABS(([.B8]+[.D8])*([.C8]+[.E8]))" office:value-type="float" office:value="0.346482190098262" calcext:value-type="float">
            <text:p>0.35</text:p>
          </table:table-cell>
          <table:table-cell table:number-columns-repeated="1018"/>
        </table:table-row>
        <table:table-row table:style-name="ro1">
          <table:table-cell table:style-name="ce30" table:formula="of:=[$unaggregated.A10]" office:value-type="string" office:string-value="GraphViz: is open source graph visualization software." calcext:value-type="string">
            <text:p>GraphViz: is open source graph visualization software.</text:p>
          </table:table-cell>
          <table:table-cell table:style-name="ce32" table:formula="of:=SUM([$unaggregated.B10:.J10])/7" office:value-type="float" office:value="0.0976190476190476" calcext:value-type="float">
            <text:p>0.10</text:p>
          </table:table-cell>
          <table:table-cell table:style-name="ce34" table:formula="of:=SUM([$unaggregated.K10:.M10])/3" office:value-type="float" office:value="0.333333333333333" calcext:value-type="float">
            <text:p>0.33</text:p>
          </table:table-cell>
          <table:table-cell table:style-name="ce35" table:formula="of:=SUM(([$unaggregated.N10:.S10]))/4" office:value-type="float" office:value="0.499166666666667" calcext:value-type="float">
            <text:p>0.50</text:p>
          </table:table-cell>
          <table:table-cell table:style-name="ce37" table:formula="of:=SUM([$unaggregated.T10:.U10])/2" office:value-type="float" office:value="0.7" calcext:value-type="float">
            <text:p>0.70</text:p>
          </table:table-cell>
          <table:table-cell table:style-name="ce39" table:formula="of:=1/4*ABS(([.B9]+[.D9])*([.C9]+[.E9]))" office:value-type="float" office:value="0.154169642857143" calcext:value-type="float">
            <text:p>0.15</text:p>
          </table:table-cell>
          <table:table-cell table:number-columns-repeated="1018"/>
        </table:table-row>
        <table:table-row table:style-name="ro1">
          <table:table-cell table:style-name="ce30"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32" table:formula="of:=SUM([$unaggregated.B11:.J11])/7" office:value-type="float" office:value="0.524285714285714" calcext:value-type="float">
            <text:p>0.52</text:p>
          </table:table-cell>
          <table:table-cell table:style-name="ce34" table:formula="of:=SUM([$unaggregated.K11:.M11])/3" office:value-type="float" office:value="0.444444444444444" calcext:value-type="float">
            <text:p>0.44</text:p>
          </table:table-cell>
          <table:table-cell table:style-name="ce35" table:formula="of:=SUM(([$unaggregated.N11:.S11]))/4" office:value-type="float" office:value="0.5825" calcext:value-type="float">
            <text:p>0.58</text:p>
          </table:table-cell>
          <table:table-cell table:style-name="ce37" table:formula="of:=SUM([$unaggregated.T11:.U11])/2" office:value-type="float" office:value="0" calcext:value-type="float">
            <text:p>0.00</text:p>
          </table:table-cell>
          <table:table-cell table:style-name="ce39" table:formula="of:=1/4*ABS(([.B10]+[.D10])*([.C10]+[.E10]))" office:value-type="float" office:value="0.12297619047619" calcext:value-type="float">
            <text:p>0.12</text:p>
          </table:table-cell>
          <table:table-cell table:number-columns-repeated="1018"/>
        </table:table-row>
        <table:table-row table:style-name="ro1">
          <table:table-cell table:style-name="ce30"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32" table:formula="of:=SUM([$unaggregated.B12:.J12])/7" office:value-type="float" office:value="0" calcext:value-type="float">
            <text:p>0.00</text:p>
          </table:table-cell>
          <table:table-cell table:style-name="ce34" table:formula="of:=SUM([$unaggregated.K12:.M12])/3" office:value-type="float" office:value="0.444444444444444" calcext:value-type="float">
            <text:p>0.44</text:p>
          </table:table-cell>
          <table:table-cell table:style-name="ce35" table:formula="of:=SUM(([$unaggregated.N12:.S12]))/4" office:value-type="float" office:value="0.583333333333333" calcext:value-type="float">
            <text:p>0.58</text:p>
          </table:table-cell>
          <table:table-cell table:style-name="ce37" table:formula="of:=SUM([$unaggregated.T12:.U12])/2" office:value-type="float" office:value="0.857142857142857" calcext:value-type="float">
            <text:p>0.86</text:p>
          </table:table-cell>
          <table:table-cell table:style-name="ce39" table:formula="of:=1/4*ABS(([.B11]+[.D11])*([.C11]+[.E11]))" office:value-type="float" office:value="0.189814814814815" calcext:value-type="float">
            <text:p>0.19</text:p>
          </table:table-cell>
          <table:table-cell table:number-columns-repeated="1018"/>
        </table:table-row>
        <table:table-row table:style-name="ro1">
          <table:table-cell table:style-name="ce30"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32" table:formula="of:=SUM([$unaggregated.B13:.J13])/7" office:value-type="float" office:value="0.411904761904762" calcext:value-type="float">
            <text:p>0.41</text:p>
          </table:table-cell>
          <table:table-cell table:style-name="ce34" table:formula="of:=SUM([$unaggregated.K13:.M13])/3" office:value-type="float" office:value="0.333333333333333" calcext:value-type="float">
            <text:p>0.33</text:p>
          </table:table-cell>
          <table:table-cell table:style-name="ce35" table:formula="of:=SUM(([$unaggregated.N13:.S13]))/4" office:value-type="float" office:value="0.75" calcext:value-type="float">
            <text:p>0.75</text:p>
          </table:table-cell>
          <table:table-cell table:style-name="ce37" table:formula="of:=SUM([$unaggregated.T13:.U13])/2" office:value-type="float" office:value="0.642857142857143" calcext:value-type="float">
            <text:p>0.64</text:p>
          </table:table-cell>
          <table:table-cell table:style-name="ce39" table:formula="of:=1/4*ABS(([.B12]+[.D12])*([.C12]+[.E12]))" office:value-type="float" office:value="0.283560090702948" calcext:value-type="float">
            <text:p>0.28</text:p>
          </table:table-cell>
          <table:table-cell table:number-columns-repeated="1018"/>
        </table:table-row>
        <table:table-row table:style-name="ro1">
          <table:table-cell table:style-name="ce30"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32" table:formula="of:=SUM([$unaggregated.B14:.J14])/7" office:value-type="float" office:value="0.475714285714286" calcext:value-type="float">
            <text:p>0.48</text:p>
          </table:table-cell>
          <table:table-cell table:style-name="ce34" table:formula="of:=SUM([$unaggregated.K14:.M14])/3" office:value-type="float" office:value="0.555555555555555" calcext:value-type="float">
            <text:p>0.56</text:p>
          </table:table-cell>
          <table:table-cell table:style-name="ce35" table:formula="of:=SUM(([$unaggregated.N14:.S14]))/4" office:value-type="float" office:value="0.4975" calcext:value-type="float">
            <text:p>0.50</text:p>
          </table:table-cell>
          <table:table-cell table:style-name="ce37" table:formula="of:=SUM([$unaggregated.T14:.U14])/2" office:value-type="float" office:value="0.73" calcext:value-type="float">
            <text:p>0.73</text:p>
          </table:table-cell>
          <table:table-cell table:style-name="ce39" table:formula="of:=1/4*ABS(([.B13]+[.D13])*([.C13]+[.E13]))" office:value-type="float" office:value="0.312780257936508" calcext:value-type="float">
            <text:p>0.31</text:p>
          </table:table-cell>
          <table:table-cell table:number-columns-repeated="1018"/>
        </table:table-row>
        <table:table-row table:style-name="ro1">
          <table:table-cell table:style-name="ce30"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32" table:formula="of:=SUM([$unaggregated.B15:.J15])/7" office:value-type="float" office:value="0.214285714285714" calcext:value-type="float">
            <text:p>0.21</text:p>
          </table:table-cell>
          <table:table-cell table:style-name="ce34" table:formula="of:=SUM([$unaggregated.K15:.M15])/3" office:value-type="float" office:value="0.333333333333333" calcext:value-type="float">
            <text:p>0.33</text:p>
          </table:table-cell>
          <table:table-cell table:style-name="ce35" table:formula="of:=SUM(([$unaggregated.N15:.S15]))/4" office:value-type="float" office:value="1" calcext:value-type="float">
            <text:p>1.00</text:p>
          </table:table-cell>
          <table:table-cell table:style-name="ce37" table:formula="of:=SUM([$unaggregated.T15:.U15])/2" office:value-type="float" office:value="0" calcext:value-type="float">
            <text:p>0.00</text:p>
          </table:table-cell>
          <table:table-cell table:style-name="ce39" table:formula="of:=1/4*ABS(([.B14]+[.D14])*([.C14]+[.E14]))" office:value-type="float" office:value="0.101190476190476" calcext:value-type="float">
            <text:p>0.10</text:p>
          </table:table-cell>
          <table:table-cell table:number-columns-repeated="1018"/>
        </table:table-row>
        <table:table-row table:style-name="ro1">
          <table:table-cell table:style-name="ce30"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32" table:formula="of:=SUM([$unaggregated.B16:.J16])/7" office:value-type="float" office:value="0.15" calcext:value-type="float">
            <text:p>0.15</text:p>
          </table:table-cell>
          <table:table-cell table:style-name="ce34" table:formula="of:=SUM([$unaggregated.K16:.M16])/3" office:value-type="float" office:value="0.444444444444444" calcext:value-type="float">
            <text:p>0.44</text:p>
          </table:table-cell>
          <table:table-cell table:style-name="ce35" table:formula="of:=SUM(([$unaggregated.N16:.S16]))/4" office:value-type="float" office:value="0.916666666666667" calcext:value-type="float">
            <text:p>0.92</text:p>
          </table:table-cell>
          <table:table-cell table:style-name="ce37" table:formula="of:=SUM([$unaggregated.T16:.U16])/2" office:value-type="float" office:value="0" calcext:value-type="float">
            <text:p>0.00</text:p>
          </table:table-cell>
          <table:table-cell table:style-name="ce39" table:formula="of:=1/4*ABS(([.B15]+[.D15])*([.C15]+[.E15]))" office:value-type="float" office:value="0.118518518518519" calcext:value-type="float">
            <text:p>0.12</text:p>
          </table:table-cell>
          <table:table-cell table:number-columns-repeated="1018"/>
        </table:table-row>
        <table:table-row table:style-name="ro1">
          <table:table-cell table:style-name="ce30" table:formula="of:=[$unaggregated.A17]" office:value-type="string" office:string-value="Neo4j - Open source, scalable graph database" calcext:value-type="string">
            <text:p>Neo4j - Open source, scalable graph database</text:p>
          </table:table-cell>
          <table:table-cell table:style-name="ce32" table:formula="of:=SUM([$unaggregated.B17:.J17])/7" office:value-type="float" office:value="0.475714285714286" calcext:value-type="float">
            <text:p>0.48</text:p>
          </table:table-cell>
          <table:table-cell table:style-name="ce34" table:formula="of:=SUM([$unaggregated.K17:.M17])/3" office:value-type="float" office:value="0.555555555555555" calcext:value-type="float">
            <text:p>0.56</text:p>
          </table:table-cell>
          <table:table-cell table:style-name="ce35" table:formula="of:=SUM(([$unaggregated.N17:.S17]))/4" office:value-type="float" office:value="1" calcext:value-type="float">
            <text:p>1.00</text:p>
          </table:table-cell>
          <table:table-cell table:style-name="ce37" table:formula="of:=SUM([$unaggregated.T17:.U17])/2" office:value-type="float" office:value="1" calcext:value-type="float">
            <text:p>1.00</text:p>
          </table:table-cell>
          <table:table-cell table:style-name="ce39" table:formula="of:=1/4*ABS(([.B16]+[.D16])*([.C16]+[.E16]))" office:value-type="float" office:value="0.573888888888889" calcext:value-type="float">
            <text:p>0.57</text:p>
          </table:table-cell>
          <table:table-cell table:number-columns-repeated="1018"/>
        </table:table-row>
        <table:table-row table:style-name="ro1">
          <table:table-cell table:style-name="ce30"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32" table:formula="of:=SUM([$unaggregated.B18:.J18])/7" office:value-type="float" office:value="0.404761904761905" calcext:value-type="float">
            <text:p>0.40</text:p>
          </table:table-cell>
          <table:table-cell table:style-name="ce34" table:formula="of:=SUM([$unaggregated.K18:.M18])/3" office:value-type="float" office:value="0.444444444444444" calcext:value-type="float">
            <text:p>0.44</text:p>
          </table:table-cell>
          <table:table-cell table:style-name="ce35" table:formula="of:=SUM(([$unaggregated.N18:.S18]))/4" office:value-type="float" office:value="0.916666666666667" calcext:value-type="float">
            <text:p>0.92</text:p>
          </table:table-cell>
          <table:table-cell table:style-name="ce37" table:formula="of:=SUM([$unaggregated.T18:.U18])/2" office:value-type="float" office:value="0" calcext:value-type="float">
            <text:p>0.00</text:p>
          </table:table-cell>
          <table:table-cell table:style-name="ce39" table:formula="of:=1/4*ABS(([.B17]+[.D17])*([.C17]+[.E17]))" office:value-type="float" office:value="0.146825396825397" calcext:value-type="float">
            <text:p>0.15</text:p>
          </table:table-cell>
          <table:table-cell table:number-columns-repeated="1018"/>
        </table:table-row>
        <table:table-row table:style-name="ro1">
          <table:table-cell table:style-name="ce30"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32" table:formula="of:=SUM([$unaggregated.B19:.J19])/7" office:value-type="float" office:value="0.333333333333333" calcext:value-type="float">
            <text:p>0.33</text:p>
          </table:table-cell>
          <table:table-cell table:style-name="ce34" table:formula="of:=SUM([$unaggregated.K19:.M19])/3" office:value-type="float" office:value="0.333333333333333" calcext:value-type="float">
            <text:p>0.33</text:p>
          </table:table-cell>
          <table:table-cell table:style-name="ce35" table:formula="of:=SUM(([$unaggregated.N19:.S19]))/4" office:value-type="float" office:value="0.75" calcext:value-type="float">
            <text:p>0.75</text:p>
          </table:table-cell>
          <table:table-cell table:style-name="ce37" table:formula="of:=SUM([$unaggregated.T19:.U19])/2" office:value-type="float" office:value="0.357142857142857" calcext:value-type="float">
            <text:p>0.36</text:p>
          </table:table-cell>
          <table:table-cell table:style-name="ce39" table:formula="of:=1/4*ABS(([.B18]+[.D18])*([.C18]+[.E18]))" office:value-type="float" office:value="0.187003968253968" calcext:value-type="float">
            <text:p>0.19</text:p>
          </table:table-cell>
          <table:table-cell table:number-columns-repeated="1018"/>
        </table:table-row>
        <table:table-row table:style-name="ro1">
          <table:table-cell table:style-name="ce30"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32" table:formula="of:=SUM([$unaggregated.B20:.J20])/7" office:value-type="float" office:value="0.380952380952381" calcext:value-type="float">
            <text:p>0.38</text:p>
          </table:table-cell>
          <table:table-cell table:style-name="ce34" table:formula="of:=SUM([$unaggregated.K20:.M20])/3" office:value-type="float" office:value="0.333333333333333" calcext:value-type="float">
            <text:p>0.33</text:p>
          </table:table-cell>
          <table:table-cell table:style-name="ce35" table:formula="of:=SUM(([$unaggregated.N20:.S20]))/4" office:value-type="float" office:value="0.75" calcext:value-type="float">
            <text:p>0.75</text:p>
          </table:table-cell>
          <table:table-cell table:style-name="ce37" table:formula="of:=SUM([$unaggregated.T20:.U20])/2" office:value-type="float" office:value="0.357142857142857" calcext:value-type="float">
            <text:p>0.36</text:p>
          </table:table-cell>
          <table:table-cell table:style-name="ce39" table:formula="of:=1/4*ABS(([.B19]+[.D19])*([.C19]+[.E19]))" office:value-type="float" office:value="0.195223922902494" calcext:value-type="float">
            <text:p>0.20</text:p>
          </table:table-cell>
          <table:table-cell table:number-columns-repeated="1018"/>
        </table:table-row>
        <table:table-row table:style-name="ro1">
          <table:table-cell table:style-name="ce30"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32" table:formula="of:=SUM([$unaggregated.B21:.J21])/7" office:value-type="float" office:value="0.667142857142857" calcext:value-type="float">
            <text:p>0.67</text:p>
          </table:table-cell>
          <table:table-cell table:style-name="ce34" table:formula="of:=SUM([$unaggregated.K21:.M21])/3" office:value-type="float" office:value="0.444444444444444" calcext:value-type="float">
            <text:p>0.44</text:p>
          </table:table-cell>
          <table:table-cell table:style-name="ce35" table:formula="of:=SUM(([$unaggregated.N21:.S21]))/4" office:value-type="float" office:value="0.750833333333333" calcext:value-type="float">
            <text:p>0.75</text:p>
          </table:table-cell>
          <table:table-cell table:style-name="ce37" table:formula="of:=SUM([$unaggregated.T21:.U21])/2" office:value-type="float" office:value="0" calcext:value-type="float">
            <text:p>0.00</text:p>
          </table:table-cell>
          <table:table-cell table:style-name="ce39" table:formula="of:=1/4*ABS(([.B20]+[.D20])*([.C20]+[.E20]))" office:value-type="float" office:value="0.15755291005291" calcext:value-type="float">
            <text:p>0.16</text:p>
          </table:table-cell>
          <table:table-cell table:number-columns-repeated="1018"/>
        </table:table-row>
        <table:table-row table:style-name="ro1">
          <table:table-cell table:style-name="ce30"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32" table:formula="of:=SUM([$unaggregated.B22:.J22])/7" office:value-type="float" office:value="0" calcext:value-type="float">
            <text:p>0.00</text:p>
          </table:table-cell>
          <table:table-cell table:style-name="ce34" table:formula="of:=SUM([$unaggregated.K22:.M22])/3" office:value-type="float" office:value="0" calcext:value-type="float">
            <text:p>0.00</text:p>
          </table:table-cell>
          <table:table-cell table:style-name="ce35" table:formula="of:=SUM(([$unaggregated.N22:.S22]))/4" office:value-type="float" office:value="0" calcext:value-type="float">
            <text:p>0.00</text:p>
          </table:table-cell>
          <table:table-cell table:style-name="ce37" table:formula="of:=SUM([$unaggregated.T22:.U22])/2" office:value-type="float" office:value="0.828571428571429" calcext:value-type="float">
            <text:p>0.83</text:p>
          </table:table-cell>
          <table:table-cell table:style-name="ce39" table:formula="of:=1/4*ABS(([.B21]+[.D21])*([.C21]+[.E21]))" office:value-type="float" office:value="0" calcext:value-type="float">
            <text:p>0.00</text:p>
          </table:table-cell>
          <table:table-cell table:number-columns-repeated="1018"/>
        </table:table-row>
        <table:table-row table:style-name="ro2" table:number-rows-repeated="1048554">
          <table:table-cell table:number-columns-repeated="1024"/>
        </table:table-row>
        <table:table-row table:style-name="ro2">
          <table:table-cell table:number-columns-repeated="1024"/>
        </table:table-row>
        <calcext:conditional-formats>
          <calcext:conditional-format calcext:target-range-address="aggregated.B2:aggregated.E21">
            <calcext:condition calcext:apply-style-name="ConditionalStyle_1" calcext:value="=0" calcext:base-cell-address="aggregated.B2"/>
          </calcext:conditional-format>
          <calcext:conditional-format calcext:target-range-address="aggregated.F2:aggregated.F21">
            <calcext:condition calcext:apply-style-name="ConditionalStyle_1" calcext:value="=0" calcext:base-cell-address="aggregated.F2"/>
          </calcext:conditional-format>
        </calcext:conditional-formats>
      </table:table>
      <table:table table:name="references" table:style-name="ta3">
        <table:table-column table:style-name="co25" table:default-cell-style-name="Default"/>
        <table:table-column table:style-name="co21" table:number-columns-repeated="2" table:default-cell-style-name="Default"/>
        <table:table-column table:style-name="co26" table:default-cell-style-name="Default"/>
        <table:table-column table:style-name="co27" table:default-cell-style-name="Default"/>
        <table:table-column table:style-name="co21" table:number-columns-repeated="1019" table:default-cell-style-name="Default"/>
        <table:table-row table:style-name="ro1">
          <table:table-cell table:style-name="ce29"/>
          <table:table-cell table:style-name="ce43" office:value-type="string" calcext:value-type="string">
            <text:p>Version</text:p>
          </table:table-cell>
          <table:table-cell table:style-name="ce43" office:value-type="string" calcext:value-type="string">
            <text:p>plataforma</text:p>
          </table:table-cell>
          <table:table-cell table:style-name="ce43" office:value-type="string" calcext:value-type="string">
            <text:p>Licencia</text:p>
          </table:table-cell>
          <table:table-cell table:style-name="ce48" office:value-type="string" calcext:value-type="string">
            <text:p>Recursos usados</text:p>
          </table:table-cell>
          <table:table-cell table:style-name="ce47" table:number-columns-repeated="22"/>
          <table:table-cell table:number-columns-repeated="997"/>
        </table:table-row>
        <table:table-row table:style-name="ro1">
          <table:table-cell table:style-name="ce40" office:value-type="string" calcext:value-type="string" table:number-columns-spanned="5" table:number-rows-spanned="1">
            <text:p>General</text:p>
          </table:table-cell>
          <table:covered-table-cell table:number-columns-repeated="4"/>
          <table:table-cell table:style-name="ce47" table:number-columns-repeated="22"/>
          <table:table-cell table:number-columns-repeated="997"/>
        </table:table-row>
        <table:table-row table:style-name="ro1">
          <table:table-cell table:style-name="ce4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4" office:value-type="string" calcext:value-type="string">
            <text:p>6.681.0</text:p>
          </table:table-cell>
          <table:table-cell table:style-name="ce44" office:value-type="string" calcext:value-type="string">
            <text:p>windows</text:p>
          </table:table-cell>
          <table:table-cell table:style-name="ce44" office:value-type="string" calcext:value-type="string">
            <text:p>Commercial</text:p>
          </table:table-cell>
          <table:table-cell table:style-name="ce49" office:value-type="string" calcext:value-type="string">
            <text:p><text:a xlink:href="https://sites.google.com/site/ucinetsoftware/home" xlink:type="simple">https://sites.google.com/site/ucinetsoftware/home</text:a></text:p>
          </table:table-cell>
          <table:table-cell table:style-name="ce47" table:number-columns-repeated="22"/>
          <table:table-cell table:number-columns-repeated="997"/>
        </table:table-row>
        <table:table-row table:style-name="ro1">
          <table:table-cell table:style-name="ce4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4" office:value-type="string" calcext:value-type="string">
            <text:p>?</text:p>
          </table:table-cell>
          <table:table-cell table:style-name="ce44" office:value-type="string" calcext:value-type="string">
            <text:p>windows</text:p>
          </table:table-cell>
          <table:table-cell table:style-name="ce44" office:value-type="string" calcext:value-type="string">
            <text:p>Commercial</text:p>
          </table:table-cell>
          <table:table-cell table:style-name="ce49" office:value-type="string" calcext:value-type="string">
            <text:p><text:a xlink:href="http://www.netminer.com/main/main-read.do" xlink:type="simple">http://www.netminer.com/main/main-read.do</text:a></text:p>
          </table:table-cell>
          <table:table-cell table:style-name="ce47" table:number-columns-repeated="22"/>
          <table:table-cell table:number-columns-repeated="997"/>
        </table:table-row>
        <table:table-row table:style-name="ro1">
          <table:table-cell table:style-name="ce4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5" office:value-type="string" calcext:value-type="string">
            <text:p>1.0.0</text:p>
          </table:table-cell>
          <table:table-cell table:style-name="ce45"/>
          <table:table-cell table:style-name="ce45" office:value-type="string" calcext:value-type="string">
            <text:p>Open source/ Unknow</text:p>
          </table:table-cell>
          <table:table-cell table:style-name="ce50" office:value-type="string" calcext:value-type="string">
            <text:p><text:a xlink:href="http://nwb.cns.iu.edu/" xlink:type="simple">http://nwb.cns.iu.edu/</text:a></text:p>
          </table:table-cell>
          <table:table-cell table:style-name="ce47" table:number-columns-repeated="22"/>
          <table:table-cell table:number-columns-repeated="997"/>
        </table:table-row>
        <table:table-row table:style-name="ro1">
          <table:table-cell table:style-name="ce4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6" office:value-type="string" calcext:value-type="string">
            <text:p>3.0.9</text:p>
          </table:table-cell>
          <table:table-cell table:style-name="ce46"/>
          <table:table-cell table:style-name="ce46" office:value-type="string" calcext:value-type="string">
            <text:p>Commercial</text:p>
          </table:table-cell>
          <table:table-cell table:style-name="ce51"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47" table:number-columns-repeated="22"/>
          <table:table-cell table:number-columns-repeated="997"/>
        </table:table-row>
        <table:table-row table:style-name="ro1">
          <table:table-cell table:style-name="ce4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4" office:value-type="string" calcext:value-type="string">
            <text:p>??</text:p>
          </table:table-cell>
          <table:table-cell table:style-name="ce44"/>
          <table:table-cell table:style-name="ce44" office:value-type="string" calcext:value-type="string">
            <text:p>Commercial</text:p>
          </table:table-cell>
          <table:table-cell table:style-name="ce49" office:value-type="string" calcext:value-type="string">
            <text:p><text:a xlink:href="https://www.graphistry.com/" xlink:type="simple">https://www.graphistry.com/
https://github.com/graphistry/pygraphistry</text:a></text:p>
          </table:table-cell>
          <table:table-cell table:style-name="ce47" table:number-columns-repeated="22"/>
          <table:table-cell table:number-columns-repeated="997"/>
        </table:table-row>
        <table:table-row table:style-name="ro1">
          <table:table-cell table:style-name="ce41"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5" office:value-type="string" calcext:value-type="string">
            <text:p>3.7.1</text:p>
          </table:table-cell>
          <table:table-cell table:style-name="ce45"/>
          <table:table-cell table:style-name="ce45" office:value-type="string" calcext:value-type="string">
            <text:p>LGPL</text:p>
          </table:table-cell>
          <table:table-cell table:style-name="ce50" office:value-type="string" calcext:value-type="string">
            <text:p><text:a xlink:href="https://cytoscape.org/" xlink:type="simple">https://cytoscape.org/</text:a></text:p>
          </table:table-cell>
          <table:table-cell table:style-name="ce47" table:number-columns-repeated="22"/>
          <table:table-cell table:number-columns-repeated="997"/>
        </table:table-row>
        <table:table-row table:style-name="ro1">
          <table:table-cell table:style-name="ce41"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5" office:value-type="string" calcext:value-type="string">
            <text:p>0.9.2</text:p>
          </table:table-cell>
          <table:table-cell table:style-name="ce45"/>
          <table:table-cell table:style-name="ce45" office:value-type="string" calcext:value-type="string">
            <text:p><text:s/>CDDL 1.0 &amp; GPL3</text:p>
          </table:table-cell>
          <table:table-cell table:style-name="ce50" office:value-type="string" calcext:value-type="string">
            <text:p><text:a xlink:href="https://gephi.org/" xlink:type="simple">https://gephi.org/</text:a></text:p>
          </table:table-cell>
          <table:table-cell table:style-name="ce47" table:number-columns-repeated="22"/>
          <table:table-cell table:number-columns-repeated="997"/>
        </table:table-row>
        <table:table-row table:style-name="ro1">
          <table:table-cell table:style-name="ce41" table:formula="of:=[$unaggregated.A10]" office:value-type="string" office:string-value="GraphViz: is open source graph visualization software." calcext:value-type="string">
            <text:p>GraphViz: is open source graph visualization software.</text:p>
          </table:table-cell>
          <table:table-cell table:style-name="ce45" office:value-type="string" calcext:value-type="string">
            <text:p>2.4.1</text:p>
          </table:table-cell>
          <table:table-cell table:style-name="ce45"/>
          <table:table-cell table:style-name="ce45" office:value-type="string" calcext:value-type="string">
            <text:p>The Common Public License</text:p>
          </table:table-cell>
          <table:table-cell table:style-name="ce52"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47" table:number-columns-repeated="22"/>
          <table:table-cell table:number-columns-repeated="997"/>
        </table:table-row>
        <table:table-row table:style-name="ro1">
          <table:table-cell table:style-name="ce41"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5" office:value-type="string" calcext:value-type="string">
            <text:p>2.3.0</text:p>
          </table:table-cell>
          <table:table-cell table:style-name="ce45"/>
          <table:table-cell table:style-name="ce45" office:value-type="string" calcext:value-type="string">
            <text:p>3-clause BSD</text:p>
          </table:table-cell>
          <table:table-cell table:style-name="ce50" office:value-type="string" calcext:value-type="string">
            <text:p><text:a xlink:href="http://networkx.github.io/" xlink:type="simple">http://networkx.github.io/</text:a></text:p>
          </table:table-cell>
          <table:table-cell table:style-name="ce47" table:number-columns-repeated="22"/>
          <table:table-cell table:number-columns-repeated="997"/>
        </table:table-row>
        <table:table-row table:style-name="ro1">
          <table:table-cell table:style-name="ce41"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45" office:value-type="string" calcext:value-type="string">
            <text:p>20171021.0.0</text:p>
          </table:table-cell>
          <table:table-cell table:style-name="ce45"/>
          <table:table-cell table:style-name="ce45" office:value-type="string" calcext:value-type="string">
            <text:p>BSD</text:p>
          </table:table-cell>
          <table:table-cell table:style-name="ce50" office:value-type="string" calcext:value-type="string">
            <text:p><text:a xlink:href="https://es.wikipedia.org/wiki/Prefuse" xlink:type="simple">https://es.wikipedia.org/wiki/Prefuse || https://sourceforge.net/projects/prefuse/ || https://dl.acm.org/citation.cfm?id=1055031</text:a></text:p>
          </table:table-cell>
          <table:table-cell table:style-name="ce47" table:number-columns-repeated="22"/>
          <table:table-cell table:number-columns-repeated="997"/>
        </table:table-row>
        <table:table-row table:style-name="ro1">
          <table:table-cell table:style-name="ce41"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5" office:value-type="string" calcext:value-type="string">
            <text:p>2.0.1</text:p>
          </table:table-cell>
          <table:table-cell table:style-name="ce45"/>
          <table:table-cell table:style-name="ce45" office:value-type="string" calcext:value-type="string">
            <text:p>BSD</text:p>
          </table:table-cell>
          <table:table-cell table:style-name="ce50" office:value-type="string" calcext:value-type="string">
            <text:p><text:a xlink:href="http://jung.sourceforge.net/" xlink:type="simple">http://jung.sourceforge.net/</text:a></text:p>
          </table:table-cell>
          <table:table-cell table:style-name="ce47" table:number-columns-repeated="22"/>
          <table:table-cell table:number-columns-repeated="997"/>
        </table:table-row>
        <table:table-row table:style-name="ro1">
          <table:table-cell table:style-name="ce41"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5" office:value-type="string" calcext:value-type="string">
            <text:p>5.0.7</text:p>
          </table:table-cell>
          <table:table-cell table:style-name="ce45"/>
          <table:table-cell table:style-name="ce45" office:value-type="string" calcext:value-type="string">
            <text:p>free/?</text:p>
          </table:table-cell>
          <table:table-cell table:style-name="ce50" office:value-type="string" calcext:value-type="string">
            <text:p><text:a xlink:href="http://mrvar.fdv.uni-lj.si/pajek/" xlink:type="simple">http://mrvar.fdv.uni-lj.si/pajek/</text:a></text:p>
          </table:table-cell>
          <table:table-cell table:style-name="ce47" table:number-columns-repeated="22"/>
          <table:table-cell table:number-columns-repeated="997"/>
        </table:table-row>
        <table:table-row table:style-name="ro1">
          <table:table-cell table:style-name="ce41"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4" office:value-type="string" calcext:value-type="string">
            <text:p>6.5.0</text:p>
          </table:table-cell>
          <table:table-cell table:style-name="ce44"/>
          <table:table-cell table:style-name="ce44" office:value-type="string" calcext:value-type="string">
            <text:p>Commercial</text:p>
          </table:table-cell>
          <table:table-cell table:style-name="ce49" office:value-type="string" calcext:value-type="string">
            <text:p><text:a xlink:href="https://franz.com/agraph/allegrograph/" xlink:type="simple">https://franz.com/agraph/allegrograph/</text:a></text:p>
          </table:table-cell>
          <table:table-cell table:style-name="ce47" table:number-columns-repeated="22"/>
          <table:table-cell table:number-columns-repeated="997"/>
        </table:table-row>
        <table:table-row table:style-name="ro1">
          <table:table-cell table:style-name="ce41"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45" office:value-type="string" calcext:value-type="string">
            <text:p>2.4.3</text:p>
          </table:table-cell>
          <table:table-cell table:style-name="ce45"/>
          <table:table-cell table:style-name="ce45" office:value-type="string" calcext:value-type="string">
            <text:p>Apache License 2.0</text:p>
          </table:table-cell>
          <table:table-cell table:style-name="ce50" office:value-type="string" calcext:value-type="string">
            <text:p><text:a xlink:href="https://spark.apache.org/graphx/" xlink:type="simple">https://spark.apache.org/graphx/</text:a></text:p>
          </table:table-cell>
          <table:table-cell table:style-name="ce47" table:number-columns-repeated="22"/>
          <table:table-cell table:number-columns-repeated="997"/>
        </table:table-row>
        <table:table-row table:style-name="ro1">
          <table:table-cell table:style-name="ce41" table:formula="of:=[$unaggregated.A17]" office:value-type="string" office:string-value="Neo4j - Open source, scalable graph database" calcext:value-type="string">
            <text:p>Neo4j - Open source, scalable graph database</text:p>
          </table:table-cell>
          <table:table-cell table:style-name="ce45" office:value-type="string" calcext:value-type="string">
            <text:p>3.5.6</text:p>
          </table:table-cell>
          <table:table-cell table:style-name="ce45"/>
          <table:table-cell table:style-name="ce45" office:value-type="string" calcext:value-type="string">
            <text:p>GPL3</text:p>
          </table:table-cell>
          <table:table-cell table:style-name="ce50" office:value-type="string" calcext:value-type="string">
            <text:p><text:a xlink:href="https://neo4j.com/" xlink:type="simple">https://neo4j.com/
https://neo4j.com/docs/graph-algorithms/3.5/
https://neo4j.com/developer/tools-graph-visualization/
</text:a></text:p>
          </table:table-cell>
          <table:table-cell table:style-name="ce47" table:number-columns-repeated="22"/>
          <table:table-cell table:number-columns-repeated="997"/>
        </table:table-row>
        <table:table-row table:style-name="ro1">
          <table:table-cell table:style-name="ce41"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5" office:value-type="string" calcext:value-type="string">
            <text:p>0.0.7</text:p>
          </table:table-cell>
          <table:table-cell table:style-name="ce45"/>
          <table:table-cell table:style-name="ce45" office:value-type="string" calcext:value-type="string">
            <text:p>BSD 2</text:p>
          </table:table-cell>
          <table:table-cell table:style-name="ce50" office:value-type="string" calcext:value-type="string">
            <text:p><text:a xlink:href="https://sparkling-graph.github.io/" xlink:type="simple">https://sparkling-graph.github.io/</text:a></text:p>
          </table:table-cell>
          <table:table-cell table:style-name="ce47" table:number-columns-repeated="22"/>
          <table:table-cell table:number-columns-repeated="997"/>
        </table:table-row>
        <table:table-row table:style-name="ro1">
          <table:table-cell table:style-name="ce41"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5" office:value-type="string" calcext:value-type="string">
            <text:p>0.7.1</text:p>
          </table:table-cell>
          <table:table-cell table:style-name="ce45"/>
          <table:table-cell table:style-name="ce45" office:value-type="string" calcext:value-type="string">
            <text:p>GPL2</text:p>
          </table:table-cell>
          <table:table-cell table:style-name="ce50" office:value-type="string" calcext:value-type="string">
            <text:p><text:a xlink:href="https://igraph.org/" xlink:type="simple">https://igraph.org/</text:a></text:p>
          </table:table-cell>
          <table:table-cell table:style-name="ce47" table:number-columns-repeated="22"/>
          <table:table-cell table:number-columns-repeated="997"/>
        </table:table-row>
        <table:table-row table:style-name="ro1">
          <table:table-cell table:style-name="ce41"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5" office:value-type="string" calcext:value-type="string">
            <text:p>1.1.0</text:p>
          </table:table-cell>
          <table:table-cell table:style-name="ce45"/>
          <table:table-cell table:style-name="ce45" office:value-type="string" calcext:value-type="string">
            <text:p>Apache 2.0</text:p>
          </table:table-cell>
          <table:table-cell table:style-name="ce50" office:value-type="string" calcext:value-type="string">
            <text:p><text:a xlink:href="http://lab41.github.io/Circulo/" xlink:type="simple">http://lab41.github.io/Circulo/</text:a></text:p>
          </table:table-cell>
          <table:table-cell table:style-name="ce47" table:number-columns-repeated="22"/>
          <table:table-cell table:number-columns-repeated="997"/>
        </table:table-row>
        <table:table-row table:style-name="ro1">
          <table:table-cell table:style-name="ce41"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5" office:value-type="string" calcext:value-type="string">
            <text:p>4.1.0</text:p>
          </table:table-cell>
          <table:table-cell table:style-name="ce45"/>
          <table:table-cell table:style-name="ce45" office:value-type="string" calcext:value-type="string">
            <text:p>BSD</text:p>
          </table:table-cell>
          <table:table-cell table:style-name="ce50" office:value-type="string" calcext:value-type="string">
            <text:p><text:a xlink:href="http://snap.stanford.edu/snap/index.html" xlink:type="simple">http://snap.stanford.edu/snap/index.html || https://arxiv.org/abs/1606.07550</text:a></text:p>
          </table:table-cell>
          <table:table-cell table:style-name="ce47" table:number-columns-repeated="22"/>
          <table:table-cell table:number-columns-repeated="997"/>
        </table:table-row>
        <table:table-row table:style-name="ro1">
          <table:table-cell table:style-name="ce41"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5" office:value-type="string" calcext:value-type="string">
            <text:p>1.0.3</text:p>
          </table:table-cell>
          <table:table-cell table:style-name="ce45"/>
          <table:table-cell table:style-name="ce45" office:value-type="string" calcext:value-type="string">
            <text:p>GPL</text:p>
          </table:table-cell>
          <table:table-cell table:style-name="ce50" office:value-type="string" calcext:value-type="string">
            <text:p><text:a xlink:href="http://graphexploration.cond.org/" xlink:type="simple">http://graphexploration.cond.org/</text:a></text:p>
          </table:table-cell>
          <table:table-cell table:style-name="ce47" table:number-columns-repeated="22"/>
          <table:table-cell table:number-columns-repeated="997"/>
        </table:table-row>
        <table:table-row table:style-name="ro1" table:number-rows-repeated="925">
          <table:table-cell table:style-name="ce42"/>
          <table:table-cell table:style-name="ce47" table:number-columns-repeated="3"/>
          <table:table-cell table:style-name="ce42"/>
          <table:table-cell table:style-name="ce47" table:number-columns-repeated="22"/>
          <table:table-cell table:number-columns-repeated="997"/>
        </table:table-row>
        <table:table-row table:style-name="ro2" table:number-rows-repeated="1047628">
          <table:table-cell table:number-columns-repeated="1024"/>
        </table:table-row>
        <table:table-row table:style-name="ro2">
          <table:table-cell table:number-columns-repeated="1024"/>
        </table:table-row>
      </table:table>
      <table:table table:name="sources" table:style-name="ta4">
        <table:table-column table:style-name="co28" table:default-cell-style-name="Default"/>
        <table:table-column table:style-name="co21" table:number-columns-repeated="1023" table:default-cell-style-name="Default"/>
        <table:table-row table:style-name="ro1">
          <table:table-cell table:style-name="ce21" office:value-type="string" calcext:value-type="string">
            <text:p>sources</text:p>
          </table:table-cell>
          <table:table-cell table:number-columns-repeated="1023"/>
        </table:table-row>
        <table:table-row table:style-name="ro1">
          <table:table-cell table:style-name="ce53"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54"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54"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54"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44" meta:object-count="0"/>
    <meta:generator>LibreOfficeDev/6.0.5.2$Linux_X86_64 LibreOffice_project/</meta:generator>
  </office:meta>
</office:document-meta>
</file>